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73mm" fo:break-before="auto" style:use-optimal-row-height="true"/>
    </style:style>
    <style:style style:name="ro3" style:family="table-row">
      <style:table-row-properties style:row-height="11.3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13.88mm" fo:break-before="auto" style:use-optimal-row-height="true"/>
    </style:style>
    <style:style style:name="ro7" style:family="table-row">
      <style:table-row-properties style:row-height="18.84mm" fo:break-before="auto" style:use-optimal-row-height="true"/>
    </style:style>
    <style:style style:name="ro8" style:family="table-row">
      <style:table-row-properties style:row-height="9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bbe33d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e994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2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3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4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5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6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7]+1)*5) + RANDBETWEEN(-3;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8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9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0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1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2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3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4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5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6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7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8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9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0]+1)*5) + RANDBETWEEN(-3;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1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2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3]+1)*5) + RANDBETWEEN(-3;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Rumsteak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4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5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6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7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8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9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0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1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2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3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4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5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6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7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8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9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40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ock on a stick</text:p>
          </table:table-cell>
          <table:table-cell table:style-name="ce4" table:formula="of:=&quot;It's just your basic &quot; &amp; LOWER(['b - Armes'.B2])" office:value-type="string" office:string-value="It's just your basic rock on a stick" calcext:value-type="string">
            <text:p>It's just your basic rock on a stick</text:p>
          </table:table-cell>
          <table:table-cell table:style-name="ce17" table:formula="of:=[.G2] * 10 - RANDBETWEEN(-4;4)" office:value-type="float" office:value="10" calcext:value-type="float">
            <text:p>10</text:p>
          </table:table-cell>
          <table:table-cell table:style-name="ce8" table:formula="of:=ROUND( (['b - Armes'.D2]*1.5) + RANDBETWEEN(0;10) )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akeshift Bludgeon</text:p>
          </table:table-cell>
          <table:table-cell table:style-name="ce4" table:formula="of:=&quot;It's just your basic &quot; &amp; LOWER(['b - Armes'.B3])" office:value-type="string" office:string-value="It's just your basic makeshift bludgeon" calcext:value-type="string">
            <text:p>It's just your basic makeshift bludgeon</text:p>
          </table:table-cell>
          <table:table-cell table:style-name="ce17" table:formula="of:=[.G3] * 10 - RANDBETWEEN(-4;4)" office:value-type="float" office:value="13" calcext:value-type="float">
            <text:p>13</text:p>
          </table:table-cell>
          <table:table-cell table:style-name="ce8" table:formula="of:=ROUND( (['b - Armes'.D3]*1.5) + RANDBETWEEN(0;10) )" office:value-type="float" office:value="23" calcext:value-type="float">
            <text:p>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Large branch</text:p>
          </table:table-cell>
          <table:table-cell table:style-name="ce4" table:formula="of:=&quot;It's just your basic &quot; &amp; LOWER(['b - Armes'.B4])" office:value-type="string" office:string-value="It's just your basic large branch" calcext:value-type="string">
            <text:p>It's just your basic large branch</text:p>
          </table:table-cell>
          <table:table-cell table:style-name="ce17" table:formula="of:=[.G4] * 10 - RANDBETWEEN(-4;4)" office:value-type="float" office:value="9" calcext:value-type="float">
            <text:p>9</text:p>
          </table:table-cell>
          <table:table-cell table:style-name="ce8" table:formula="of:=ROUND( (['b - Armes'.D4]*1.5) + RANDBETWEEN(0;10) )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Planch</text:p>
          </table:table-cell>
          <table:table-cell table:style-name="ce4" table:formula="of:=&quot;It's just your basic &quot; &amp; LOWER(['b - Armes'.B5])" office:value-type="string" office:string-value="It's just your basic old planch" calcext:value-type="string">
            <text:p>It's just your basic old planch</text:p>
          </table:table-cell>
          <table:table-cell table:style-name="ce17" table:formula="of:=[.G5] * 10 - RANDBETWEEN(-4;4)" office:value-type="float" office:value="6" calcext:value-type="float">
            <text:p>6</text:p>
          </table:table-cell>
          <table:table-cell table:style-name="ce8" table:formula="of:=ROUND( (['b - Armes'.D5]*1.5) + RANDBETWEEN(0;10) )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&quot;It's just your basic &quot; &amp; LOWER(['b - Armes'.B6])" office:value-type="string" office:string-value="It's just your basic solid stick" calcext:value-type="string">
            <text:p>It's just your basic solid stick</text:p>
          </table:table-cell>
          <table:table-cell table:style-name="ce17" table:formula="of:=[.G6] * 10 - RANDBETWEEN(-4;4)" office:value-type="float" office:value="11" calcext:value-type="float">
            <text:p>11</text:p>
          </table:table-cell>
          <table:table-cell table:style-name="ce8" table:formula="of:=ROUND( (['b - Armes'.D6]*1.5) + RANDBETWEEN(0;10) )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&quot;It's just your basic &quot; &amp; LOWER(['b - Armes'.B7])" office:value-type="string" office:string-value="It's just your basic wooden stake" calcext:value-type="string">
            <text:p>It's just your basic wooden stake</text:p>
          </table:table-cell>
          <table:table-cell table:style-name="ce17" table:formula="of:=[.G7] * 10 - RANDBETWEEN(-4;4)" office:value-type="float" office:value="11" calcext:value-type="float">
            <text:p>11</text:p>
          </table:table-cell>
          <table:table-cell table:style-name="ce8" table:formula="of:=ROUND( (['b - Armes'.D7]*1.5) + RANDBETWEEN(0;10) )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&quot;It's just your basic &quot; &amp; LOWER(['b - Armes'.B8])" office:value-type="string" office:string-value="It's just your basic wooden club" calcext:value-type="string">
            <text:p>It's just your basic wooden club</text:p>
          </table:table-cell>
          <table:table-cell table:style-name="ce17" table:formula="of:=[.G8] * 10 - RANDBETWEEN(-4;4)" office:value-type="float" office:value="14" calcext:value-type="float">
            <text:p>14</text:p>
          </table:table-cell>
          <table:table-cell table:style-name="ce8" table:formula="of:=ROUND( (['b - Armes'.D8]*1.5) + RANDBETWEEN(0;10) )" office:value-type="float" office:value="27" calcext:value-type="float">
            <text:p>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blunderbuss</text:p>
          </table:table-cell>
          <table:table-cell table:style-name="ce4" table:formula="of:=&quot;It's just your basic &quot; &amp; LOWER(['b - Armes'.B9])" office:value-type="string" office:string-value="It's just your basic rusty blunderbuss" calcext:value-type="string">
            <text:p>It's just your basic rusty blunderbuss</text:p>
          </table:table-cell>
          <table:table-cell table:style-name="ce17" table:formula="of:=[.G9] * 10 - RANDBETWEEN(-4;4)" office:value-type="float" office:value="6" calcext:value-type="float">
            <text:p>6</text:p>
          </table:table-cell>
          <table:table-cell table:style-name="ce8" table:formula="of:=ROUND( (['b - Armes'.D9]*1.5) + RANDBETWEEN(0;10) )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pistol</text:p>
          </table:table-cell>
          <table:table-cell table:style-name="ce4" table:formula="of:=&quot;It's just your basic &quot; &amp; LOWER(['b - Armes'.B10])" office:value-type="string" office:string-value="It's just your basic rusty pistol" calcext:value-type="string">
            <text:p>It's just your basic rusty pistol</text:p>
          </table:table-cell>
          <table:table-cell table:style-name="ce17" table:formula="of:=[.G10] * 10 - RANDBETWEEN(-4;4)" office:value-type="float" office:value="6" calcext:value-type="float">
            <text:p>6</text:p>
          </table:table-cell>
          <table:table-cell table:style-name="ce8" table:formula="of:=ROUND( (['b - Armes'.D10]*1.5) + RANDBETWEEN(0;10) )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pistol</text:p>
          </table:table-cell>
          <table:table-cell table:style-name="ce4" table:formula="of:=&quot;It's just your basic &quot; &amp; LOWER(['b - Armes'.B11])" office:value-type="string" office:string-value="It's just your basic old pistol" calcext:value-type="string">
            <text:p>It's just your basic old pistol</text:p>
          </table:table-cell>
          <table:table-cell table:style-name="ce17" table:formula="of:=[.G11] * 10 - RANDBETWEEN(-4;4)" office:value-type="float" office:value="8" calcext:value-type="float">
            <text:p>8</text:p>
          </table:table-cell>
          <table:table-cell table:style-name="ce8" table:formula="of:=ROUND( (['b - Armes'.D11]*1.5) + RANDBETWEEN(0;10) )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blunderbuss</text:p>
          </table:table-cell>
          <table:table-cell table:style-name="ce4" table:formula="of:=&quot;It's just your basic &quot; &amp; LOWER(['b - Armes'.B12])" office:value-type="string" office:string-value="It's just your basic old blunderbuss" calcext:value-type="string">
            <text:p>It's just your basic old blunderbuss</text:p>
          </table:table-cell>
          <table:table-cell table:style-name="ce17" table:formula="of:=[.G12] * 10 - RANDBETWEEN(-4;4)" office:value-type="float" office:value="14" calcext:value-type="float">
            <text:p>14</text:p>
          </table:table-cell>
          <table:table-cell table:style-name="ce8" table:formula="of:=ROUND( (['b - Armes'.D12]*1.5) + RANDBETWEEN(0;10) )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pistol</text:p>
          </table:table-cell>
          <table:table-cell table:style-name="ce4" table:formula="of:=&quot;It's just your basic &quot; &amp; LOWER(['b - Armes'.B13])" office:value-type="string" office:string-value="It's just your basic flint pistol" calcext:value-type="string">
            <text:p>It's just your basic flint pistol</text:p>
          </table:table-cell>
          <table:table-cell table:style-name="ce17" table:formula="of:=[.G13] * 10 - RANDBETWEEN(-4;4)" office:value-type="float" office:value="12" calcext:value-type="float">
            <text:p>12</text:p>
          </table:table-cell>
          <table:table-cell table:style-name="ce8" table:formula="of:=ROUND( (['b - Armes'.D13]*1.5) + RANDBETWEEN(0;10) )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négligée</text:p>
          </table:table-cell>
          <table:table-cell table:style-name="ce36" office:value-type="string" calcext:value-type="string">
            <text:p>Sloppy canon</text:p>
          </table:table-cell>
          <table:table-cell table:style-name="ce4" table:formula="of:=&quot;It's just your basic &quot; &amp; LOWER(['b - Armes'.B14])" office:value-type="string" office:string-value="It's just your basic sloppy canon" calcext:value-type="string">
            <text:p>It's just your basic sloppy canon</text:p>
          </table:table-cell>
          <table:table-cell table:style-name="ce17" table:formula="of:=[.G14] * 10 - RANDBETWEEN(-4;4)" office:value-type="float" office:value="12" calcext:value-type="float">
            <text:p>12</text:p>
          </table:table-cell>
          <table:table-cell table:style-name="ce8" table:formula="of:=ROUND( (['b - Armes'.D14]*1.5) + RANDBETWEEN(0;10) )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négligé</text:p>
          </table:table-cell>
          <table:table-cell table:style-name="ce36" office:value-type="string" calcext:value-type="string">
            <text:p>Sloppy gun</text:p>
          </table:table-cell>
          <table:table-cell table:style-name="ce4" table:formula="of:=&quot;It's just your basic &quot; &amp; LOWER(['b - Armes'.B15])" office:value-type="string" office:string-value="It's just your basic sloppy gun" calcext:value-type="string">
            <text:p>It's just your basic sloppy gun</text:p>
          </table:table-cell>
          <table:table-cell table:style-name="ce17" table:formula="of:=[.G15] * 10 - RANDBETWEEN(-4;4)" office:value-type="float" office:value="8" calcext:value-type="float">
            <text:p>8</text:p>
          </table:table-cell>
          <table:table-cell table:style-name="ce8" table:formula="of:=ROUND( (['b - Armes'.D15]*1.5) + RANDBETWEEN(0;10) )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&quot;It's just your basic &quot; &amp; LOWER(['b - Armes'.B16])" office:value-type="string" office:string-value="It's just your basic rusty sword" calcext:value-type="string">
            <text:p>It's just your basic rusty sword</text:p>
          </table:table-cell>
          <table:table-cell table:style-name="ce17" office:value-type="float" office:value="22" calcext:value-type="float">
            <text:p>22</text:p>
          </table:table-cell>
          <table:table-cell table:style-name="ce8" table:formula="of:=ROUND( (['b - Armes'.D16]*1.5) + RANDBETWEEN(0;10) )" office:value-type="float" office:value="42" calcext:value-type="float">
            <text:p>4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Old Blade</text:p>
          </table:table-cell>
          <table:table-cell table:style-name="ce4" table:formula="of:=&quot;It's just your basic &quot; &amp; LOWER(['b - Armes'.B17])" office:value-type="string" office:string-value="It's just your basic old blade" calcext:value-type="string">
            <text:p>It's just your basic old blade</text:p>
          </table:table-cell>
          <table:table-cell table:style-name="ce17" office:value-type="float" office:value="24" calcext:value-type="float">
            <text:p>24</text:p>
          </table:table-cell>
          <table:table-cell table:style-name="ce8" table:formula="of:=ROUND( (['b - Armes'.D17]*1.5) + RANDBETWEEN(0;10) )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chette</text:p>
          </table:table-cell>
          <table:table-cell table:style-name="ce2" office:value-type="string" calcext:value-type="string">
            <text:p>Well crafted club</text:p>
          </table:table-cell>
          <table:table-cell table:style-name="ce4" table:formula="of:=&quot;It's just your basic &quot; &amp; LOWER(['b - Armes'.B18])" office:value-type="string" office:string-value="It's just your basic well crafted club" calcext:value-type="string">
            <text:p>It's just your basic well crafted club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ROUND( (['b - Armes'.D18]*1.5) + RANDBETWEEN(0;10) )" office:value-type="float" office:value="30" calcext:value-type="float">
            <text:p>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&quot;It's just your basic &quot; &amp; LOWER(['b - Armes'.B19])" office:value-type="string" office:string-value="It's just your basic stone hammer" calcext:value-type="string">
            <text:p>It's just your basic stone hammer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ROUND( (['b - Armes'.D19]*1.5) + RANDBETWEEN(0;10) )" office:value-type="float" office:value="32" calcext:value-type="float">
            <text:p>3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Carved branch</text:p>
          </table:table-cell>
          <table:table-cell table:style-name="ce4" table:formula="of:=&quot;It's just your basic &quot; &amp; LOWER(['b - Armes'.B20])" office:value-type="string" office:string-value="It's just your basic carved branch" calcext:value-type="string">
            <text:p>It's just your basic carved branch</text:p>
          </table:table-cell>
          <table:table-cell table:style-name="ce17" table:formula="of:=[.G20] * 10 - RANDBETWEEN(-4;4)" office:value-type="float" office:value="19" calcext:value-type="float">
            <text:p>19</text:p>
          </table:table-cell>
          <table:table-cell table:style-name="ce8" table:formula="of:=ROUND( (['b - Armes'.D20]*1.5) + RANDBETWEEN(0;10) )" office:value-type="float" office:value="35" calcext:value-type="float">
            <text:p>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canon</text:p>
          </table:table-cell>
          <table:table-cell table:style-name="ce4" table:formula="of:=&quot;It's just your basic &quot; &amp; LOWER(['b - Armes'.B21])" office:value-type="string" office:string-value="It's just your basic old canon" calcext:value-type="string">
            <text:p>It's just your basic old canon</text:p>
          </table:table-cell>
          <table:table-cell table:style-name="ce17" table:formula="of:=[.G21] * 10 - RANDBETWEEN(-4;4)" office:value-type="float" office:value="16" calcext:value-type="float">
            <text:p>16</text:p>
          </table:table-cell>
          <table:table-cell table:style-name="ce8" table:formula="of:=ROUND( (['b - Armes'.D21]*1.5) + RANDBETWEEN(0;10) )" office:value-type="float" office:value="29" calcext:value-type="float">
            <text:p>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canon</text:p>
          </table:table-cell>
          <table:table-cell table:style-name="ce4" table:formula="of:=&quot;It's just your basic &quot; &amp; LOWER(['b - Armes'.B22])" office:value-type="string" office:string-value="It's just your basic flint canon" calcext:value-type="string">
            <text:p>It's just your basic flint canon</text:p>
          </table:table-cell>
          <table:table-cell table:style-name="ce17" table:formula="of:=[.G22] * 10 - RANDBETWEEN(-4;4)" office:value-type="float" office:value="24" calcext:value-type="float">
            <text:p>24</text:p>
          </table:table-cell>
          <table:table-cell table:style-name="ce8" table:formula="of:=ROUND( (['b - Armes'.D22]*1.5) + RANDBETWEEN(0;10) )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canon</text:p>
          </table:table-cell>
          <table:table-cell table:style-name="ce4" table:formula="of:=&quot;It's just your basic &quot; &amp; LOWER(['b - Armes'.B23])" office:value-type="string" office:string-value="It's just your basic old canon" calcext:value-type="string">
            <text:p>It's just your basic old canon</text:p>
          </table:table-cell>
          <table:table-cell table:style-name="ce17" table:formula="of:=[.G23] * 10 - RANDBETWEEN(-4;4)" office:value-type="float" office:value="16" calcext:value-type="float">
            <text:p>16</text:p>
          </table:table-cell>
          <table:table-cell table:style-name="ce8" table:formula="of:=ROUND( (['b - Armes'.D23]*1.5) + RANDBETWEEN(0;10) )" office:value-type="float" office:value="28" calcext:value-type="float">
            <text:p>2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canon</text:p>
          </table:table-cell>
          <table:table-cell table:style-name="ce4" table:formula="of:=&quot;It's just your basic &quot; &amp; LOWER(['b - Armes'.B24])" office:value-type="string" office:string-value="It's just your basic rusty canon" calcext:value-type="string">
            <text:p>It's just your basic rusty canon</text:p>
          </table:table-cell>
          <table:table-cell table:style-name="ce17" table:formula="of:=[.G24] * 10 - RANDBETWEEN(-4;4)" office:value-type="float" office:value="24" calcext:value-type="float">
            <text:p>24</text:p>
          </table:table-cell>
          <table:table-cell table:style-name="ce8" table:formula="of:=ROUND( (['b - Armes'.D24]*1.5) + RANDBETWEEN(0;10) )" office:value-type="float" office:value="37" calcext:value-type="float">
            <text:p>3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gun</text:p>
          </table:table-cell>
          <table:table-cell table:style-name="ce4" table:formula="of:=&quot;It's just your basic &quot; &amp; LOWER(['b - Armes'.B25])" office:value-type="string" office:string-value="It's just your basic rusty gun" calcext:value-type="string">
            <text:p>It's just your basic rusty gun</text:p>
          </table:table-cell>
          <table:table-cell table:style-name="ce17" table:formula="of:=[.G25] * 10 - RANDBETWEEN(-4;4)" office:value-type="float" office:value="18" calcext:value-type="float">
            <text:p>18</text:p>
          </table:table-cell>
          <table:table-cell table:style-name="ce8" table:formula="of:=ROUND( (['b - Armes'.D25]*1.5) + RANDBETWEEN(0;10) )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&quot;It's just your basic &quot; &amp; LOWER(['b - Armes'.B26])" office:value-type="string" office:string-value="It's just your basic big steel sword" calcext:value-type="string">
            <text:p>It's just your basic big steel sword</text:p>
          </table:table-cell>
          <table:table-cell table:style-name="ce17" table:formula="of:=[.G26] * 10 - RANDBETWEEN(-4;4)" office:value-type="float" office:value="33" calcext:value-type="float">
            <text:p>33</text:p>
          </table:table-cell>
          <table:table-cell table:style-name="ce8" table:formula="of:=ROUND( (['b - Armes'.D26]*1.5) + RANDBETWEEN(0;10) )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&quot;It's just your basic &quot; &amp; LOWER(['b - Armes'.B27])" office:value-type="string" office:string-value="It's just your basic long rapier" calcext:value-type="string">
            <text:p>It's just your basic long rapier</text:p>
          </table:table-cell>
          <table:table-cell table:style-name="ce17" table:formula="of:=[.G27] * 10 - RANDBETWEEN(-4;4)" office:value-type="float" office:value="27" calcext:value-type="float">
            <text:p>27</text:p>
          </table:table-cell>
          <table:table-cell table:style-name="ce8" table:formula="of:=ROUND( (['b - Armes'.D27]*1.5) + RANDBETWEEN(0;10) )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&quot;It's just your basic &quot; &amp; LOWER(['b - Armes'.B28])" office:value-type="string" office:string-value="It's just your basic scimitar" calcext:value-type="string">
            <text:p>It's just your basic scimitar</text:p>
          </table:table-cell>
          <table:table-cell table:style-name="ce17" table:formula="of:=[.G28] * 10 - RANDBETWEEN(-4;4)" office:value-type="float" office:value="29" calcext:value-type="float">
            <text:p>29</text:p>
          </table:table-cell>
          <table:table-cell table:style-name="ce8" table:formula="of:=ROUND( (['b - Armes'.D28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&quot;It's just your basic &quot; &amp; LOWER(['b - Armes'.B29])" office:value-type="string" office:string-value="It's just your basic long iron sword" calcext:value-type="string">
            <text:p>It's just your basic long iron sword</text:p>
          </table:table-cell>
          <table:table-cell table:style-name="ce17" table:formula="of:=[.G29] * 10 - RANDBETWEEN(-4;4)" office:value-type="float" office:value="29" calcext:value-type="float">
            <text:p>29</text:p>
          </table:table-cell>
          <table:table-cell table:style-name="ce8" table:formula="of:=ROUND( (['b - Armes'.D29]*1.5) + RANDBETWEEN(0;10) )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Stone mace</text:p>
          </table:table-cell>
          <table:table-cell table:style-name="ce4" table:formula="of:=&quot;It's just your basic &quot; &amp; LOWER(['b - Armes'.B30])" office:value-type="string" office:string-value="It's just your basic stone mace" calcext:value-type="string">
            <text:p>It's just your basic stone mace</text:p>
          </table:table-cell>
          <table:table-cell table:style-name="ce17" table:formula="of:=[.G30] * 10 - RANDBETWEEN(-4;4)" office:value-type="float" office:value="31" calcext:value-type="float">
            <text:p>31</text:p>
          </table:table-cell>
          <table:table-cell table:style-name="ce8" table:formula="of:=ROUND( (['b - Armes'.D30]*1.5) + RANDBETWEEN(0;10) )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&quot;It's just your basic &quot; &amp; LOWER(['b - Armes'.B31])" office:value-type="string" office:string-value="It's just your basic barbed bludgeon" calcext:value-type="string">
            <text:p>It's just your basic barbed bludgeon</text:p>
          </table:table-cell>
          <table:table-cell table:style-name="ce17" table:formula="of:=[.G31] * 10 - RANDBETWEEN(-4;4)" office:value-type="float" office:value="31" calcext:value-type="float">
            <text:p>31</text:p>
          </table:table-cell>
          <table:table-cell table:style-name="ce8" table:formula="of:=ROUND( (['b - Armes'.D31]*1.5) + RANDBETWEEN(0;10) )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&quot;It's just your basic &quot; &amp; LOWER(['b - Armes'.B32])" office:value-type="string" office:string-value="It's just your basic good club" calcext:value-type="string">
            <text:p>It's just your basic good club</text:p>
          </table:table-cell>
          <table:table-cell table:style-name="ce17" table:formula="of:=[.G32] * 10 - RANDBETWEEN(-4;4)" office:value-type="float" office:value="30" calcext:value-type="float">
            <text:p>30</text:p>
          </table:table-cell>
          <table:table-cell table:style-name="ce8" table:formula="of:=ROUND( (['b - Armes'.D32]*1.5) + RANDBETWEEN(0;10) )" office:value-type="float" office:value="52" calcext:value-type="float">
            <text:p>5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handgun</text:p>
          </table:table-cell>
          <table:table-cell table:style-name="ce4" table:formula="of:=&quot;It's just your basic &quot; &amp; LOWER(['b - Armes'.B33])" office:value-type="string" office:string-value="It's just your basic old handgun" calcext:value-type="string">
            <text:p>It's just your basic old handgun</text:p>
          </table:table-cell>
          <table:table-cell table:style-name="ce17" table:formula="of:=[.G33] * 10 - RANDBETWEEN(-4;4)" office:value-type="float" office:value="29" calcext:value-type="float">
            <text:p>29</text:p>
          </table:table-cell>
          <table:table-cell table:style-name="ce8" table:formula="of:=ROUND( (['b - Armes'.D33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er’s gun</text:p>
          </table:table-cell>
          <table:table-cell table:style-name="ce4" table:formula="of:=&quot;It's just your basic &quot; &amp; LOWER(['b - Armes'.B34])" office:value-type="string" office:string-value="It's just your basic traveller’s gun" calcext:value-type="string">
            <text:p>It's just your basic traveller’s gun</text:p>
          </table:table-cell>
          <table:table-cell table:style-name="ce17" table:formula="of:=[.G34] * 10 - RANDBETWEEN(-4;4)" office:value-type="float" office:value="32" calcext:value-type="float">
            <text:p>32</text:p>
          </table:table-cell>
          <table:table-cell table:style-name="ce8" table:formula="of:=ROUND( (['b - Armes'.D34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Vagabond canon</text:p>
          </table:table-cell>
          <table:table-cell table:style-name="ce4" table:formula="of:=&quot;It's just your basic &quot; &amp; LOWER(['b - Armes'.B35])" office:value-type="string" office:string-value="It's just your basic vagabond canon" calcext:value-type="string">
            <text:p>It's just your basic vagabond canon</text:p>
          </table:table-cell>
          <table:table-cell table:style-name="ce17" table:formula="of:=[.G35] * 10 - RANDBETWEEN(-4;4)" office:value-type="float" office:value="30" calcext:value-type="float">
            <text:p>30</text:p>
          </table:table-cell>
          <table:table-cell table:style-name="ce8" table:formula="of:=ROUND( (['b - Armes'.D35]*1.5) + RANDBETWEEN(0;10) )" office:value-type="float" office:value="47" calcext:value-type="float">
            <text:p>4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pistol</text:p>
          </table:table-cell>
          <table:table-cell table:style-name="ce4" table:formula="of:=&quot;It's just your basic &quot; &amp; LOWER(['b - Armes'.B36])" office:value-type="string" office:string-value="It's just your basic deck pistol" calcext:value-type="string">
            <text:p>It's just your basic deck pistol</text:p>
          </table:table-cell>
          <table:table-cell table:style-name="ce17" table:formula="of:=[.G36] * 10 - RANDBETWEEN(-4;4)" office:value-type="float" office:value="28" calcext:value-type="float">
            <text:p>28</text:p>
          </table:table-cell>
          <table:table-cell table:style-name="ce8" table:formula="of:=ROUND( (['b - Armes'.D36]*1.5) + RANDBETWEEN(0;10) )" office:value-type="float" office:value="47" calcext:value-type="float">
            <text:p>4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Bolt gun</text:p>
          </table:table-cell>
          <table:table-cell table:style-name="ce4" table:formula="of:=&quot;It's just your basic &quot; &amp; LOWER(['b - Armes'.B37])" office:value-type="string" office:string-value="It's just your basic bolt gun" calcext:value-type="string">
            <text:p>It's just your basic bolt gun</text:p>
          </table:table-cell>
          <table:table-cell table:style-name="ce17" table:formula="of:=[.G37] * 10 - RANDBETWEEN(-4;4)" office:value-type="float" office:value="28" calcext:value-type="float">
            <text:p>28</text:p>
          </table:table-cell>
          <table:table-cell table:style-name="ce8" table:formula="of:=ROUND( (['b - Armes'.D37]*1.5) + RANDBETWEEN(0;10) )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bazook</text:p>
          </table:table-cell>
          <table:table-cell table:style-name="ce4" table:formula="of:=&quot;It's just your basic &quot; &amp; LOWER(['b - Armes'.B38])" office:value-type="string" office:string-value="It's just your basic flint bazook" calcext:value-type="string">
            <text:p>It's just your basic flint bazook</text:p>
          </table:table-cell>
          <table:table-cell table:style-name="ce17" table:formula="of:=[.G38] * 10 - RANDBETWEEN(-4;4)" office:value-type="float" office:value="33" calcext:value-type="float">
            <text:p>33</text:p>
          </table:table-cell>
          <table:table-cell table:style-name="ce8" table:formula="of:=ROUND( (['b - Armes'.D38]*1.5) + RANDBETWEEN(0;10) )" office:value-type="float" office:value="52" calcext:value-type="float">
            <text:p>5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gun</text:p>
          </table:table-cell>
          <table:table-cell table:style-name="ce4" table:formula="of:=&quot;It's just your basic &quot; &amp; LOWER(['b - Armes'.B39])" office:value-type="string" office:string-value="It's just your basic old gun" calcext:value-type="string">
            <text:p>It's just your basic old gun</text:p>
          </table:table-cell>
          <table:table-cell table:style-name="ce17" table:formula="of:=[.G39] * 10 - RANDBETWEEN(-4;4)" office:value-type="float" office:value="34" calcext:value-type="float">
            <text:p>34</text:p>
          </table:table-cell>
          <table:table-cell table:style-name="ce8" table:formula="of:=ROUND( (['b - Armes'.D39]*1.5) + RANDBETWEEN(0;10) )" office:value-type="float" office:value="57" calcext:value-type="float">
            <text:p>5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laymore</text:p>
          </table:table-cell>
          <table:table-cell table:style-name="ce2" office:value-type="string" calcext:value-type="string">
            <text:p>Thorny Baton</text:p>
          </table:table-cell>
          <table:table-cell table:style-name="ce4" table:formula="of:=&quot;It's just your basic &quot; &amp; LOWER(['b - Armes'.B40])" office:value-type="string" office:string-value="It's just your basic thorny baton" calcext:value-type="string">
            <text:p>It's just your basic thorny baton</text:p>
          </table:table-cell>
          <table:table-cell table:style-name="ce17" table:formula="of:=[.G40] * 10 - RANDBETWEEN(-4;4)" office:value-type="float" office:value="42" calcext:value-type="float">
            <text:p>42</text:p>
          </table:table-cell>
          <table:table-cell table:style-name="ce8" table:formula="of:=ROUND( (['b - Armes'.D40]*1.5) + RANDBETWEEN(0;10) )" office:value-type="float" office:value="73" calcext:value-type="float">
            <text:p>7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&quot;It's just your basic &quot; &amp; LOWER(['b - Armes'.B41])" office:value-type="string" office:string-value="It's just your basic morning star" calcext:value-type="string">
            <text:p>It's just your basic morning star</text:p>
          </table:table-cell>
          <table:table-cell table:style-name="ce17" table:formula="of:=[.G41] * 10 - RANDBETWEEN(-4;4)" office:value-type="float" office:value="36" calcext:value-type="float">
            <text:p>36</text:p>
          </table:table-cell>
          <table:table-cell table:style-name="ce8" table:formula="of:=ROUND( (['b - Armes'.D41]*1.5) + RANDBETWEEN(0;10) )" office:value-type="float" office:value="57" calcext:value-type="float">
            <text:p>5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Staff</text:p>
          </table:table-cell>
          <table:table-cell table:style-name="ce4" table:formula="of:=&quot;It's just your basic &quot; &amp; LOWER(['b - Armes'.B42])" office:value-type="string" office:string-value="It's just your basic spiked staff" calcext:value-type="string">
            <text:p>It's just your basic spiked staff</text:p>
          </table:table-cell>
          <table:table-cell table:style-name="ce17" table:formula="of:=[.G42] * 10 - RANDBETWEEN(-4;4)" office:value-type="float" office:value="41" calcext:value-type="float">
            <text:p>41</text:p>
          </table:table-cell>
          <table:table-cell table:style-name="ce8" table:formula="of:=ROUND( (['b - Armes'.D42]*1.5) + RANDBETWEEN(0;10) )" office:value-type="float" office:value="68" calcext:value-type="float">
            <text:p>6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&quot;It's just your basic &quot; &amp; LOWER(['b - Armes'.B43])" office:value-type="string" office:string-value="It's just your basic immense mace" calcext:value-type="string">
            <text:p>It's just your basic immense mace</text:p>
          </table:table-cell>
          <table:table-cell table:style-name="ce17" table:formula="of:=[.G43] * 10 - RANDBETWEEN(-4;4)" office:value-type="float" office:value="36" calcext:value-type="float">
            <text:p>36</text:p>
          </table:table-cell>
          <table:table-cell table:style-name="ce8" table:formula="of:=ROUND( (['b - Armes'.D43]*1.5) + RANDBETWEEN(0;10) )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&quot;It's just your basic &quot; &amp; LOWER(['b - Armes'.B44])" office:value-type="string" office:string-value="It's just your basic steel saber" calcext:value-type="string">
            <text:p>It's just your basic steel saber</text:p>
          </table:table-cell>
          <table:table-cell table:style-name="ce17" table:formula="of:=[.G44] * 10 - RANDBETWEEN(-4;4)" office:value-type="float" office:value="41" calcext:value-type="float">
            <text:p>41</text:p>
          </table:table-cell>
          <table:table-cell table:style-name="ce8" table:formula="of:=ROUND( (['b - Armes'.D44]*1.5) + RANDBETWEEN(0;10) )" office:value-type="float" office:value="67" calcext:value-type="float">
            <text:p>6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Fine Lame</text:p>
          </table:table-cell>
          <table:table-cell table:style-name="ce4" table:formula="of:=&quot;It's just your basic &quot; &amp; LOWER(['b - Armes'.B45])" office:value-type="string" office:string-value="It's just your basic fine lame" calcext:value-type="string">
            <text:p>It's just your basic fine lame</text:p>
          </table:table-cell>
          <table:table-cell table:style-name="ce17" table:formula="of:=[.G45] * 10 - RANDBETWEEN(-4;4)" office:value-type="float" office:value="41" calcext:value-type="float">
            <text:p>41</text:p>
          </table:table-cell>
          <table:table-cell table:style-name="ce8" table:formula="of:=ROUND( (['b - Armes'.D45]*1.5) + RANDBETWEEN(0;10) )" office:value-type="float" office:value="63" calcext:value-type="float">
            <text:p>6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ing pistol</text:p>
          </table:table-cell>
          <table:table-cell table:style-name="ce4" table:formula="of:=&quot;It's just your basic &quot; &amp; LOWER(['b - Armes'.B46])" office:value-type="string" office:string-value="It's just your basic travelling pistol" calcext:value-type="string">
            <text:p>It's just your basic travelling pistol</text:p>
          </table:table-cell>
          <table:table-cell table:style-name="ce17" table:formula="of:=[.G46] * 10 - RANDBETWEEN(-4;4)" office:value-type="float" office:value="37" calcext:value-type="float">
            <text:p>37</text:p>
          </table:table-cell>
          <table:table-cell table:style-name="ce8" table:formula="of:=ROUND( (['b - Armes'.D46]*1.5) + RANDBETWEEN(0;10) )" office:value-type="float" office:value="62" calcext:value-type="float">
            <text:p>6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Travelling canon</text:p>
          </table:table-cell>
          <table:table-cell table:style-name="ce4" table:formula="of:=&quot;It's just your basic &quot; &amp; LOWER(['b - Armes'.B47])" office:value-type="string" office:string-value="It's just your basic travelling canon" calcext:value-type="string">
            <text:p>It's just your basic travelling canon</text:p>
          </table:table-cell>
          <table:table-cell table:style-name="ce17" table:formula="of:=[.G47] * 10 - RANDBETWEEN(-4;4)" office:value-type="float" office:value="37" calcext:value-type="float">
            <text:p>37</text:p>
          </table:table-cell>
          <table:table-cell table:style-name="ce8" table:formula="of:=ROUND( (['b - Armes'.D47]*1.5) + RANDBETWEEN(0;10) )" office:value-type="float" office:value="60" calcext:value-type="float">
            <text:p>6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canon</text:p>
          </table:table-cell>
          <table:table-cell table:style-name="ce4" table:formula="of:=&quot;It's just your basic &quot; &amp; LOWER(['b - Armes'.B48])" office:value-type="string" office:string-value="It's just your basic deck canon" calcext:value-type="string">
            <text:p>It's just your basic deck canon</text:p>
          </table:table-cell>
          <table:table-cell table:style-name="ce17" table:formula="of:=[.G48] * 10 - RANDBETWEEN(-4;4)" office:value-type="float" office:value="42" calcext:value-type="float">
            <text:p>42</text:p>
          </table:table-cell>
          <table:table-cell table:style-name="ce8" table:formula="of:=ROUND( (['b - Armes'.D48]*1.5) + RANDBETWEEN(0;10) )" office:value-type="float" office:value="72" calcext:value-type="float">
            <text:p>7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Well crafted gun</text:p>
          </table:table-cell>
          <table:table-cell table:style-name="ce4" table:formula="of:=&quot;It's just your basic &quot; &amp; LOWER(['b - Armes'.B49])" office:value-type="string" office:string-value="It's just your basic well crafted gun" calcext:value-type="string">
            <text:p>It's just your basic well crafted gun</text:p>
          </table:table-cell>
          <table:table-cell table:style-name="ce17" table:formula="of:=[.G49] * 10 - RANDBETWEEN(-4;4)" office:value-type="float" office:value="38" calcext:value-type="float">
            <text:p>38</text:p>
          </table:table-cell>
          <table:table-cell table:style-name="ce8" table:formula="of:=ROUND( (['b - Armes'.D49]*1.5) + RANDBETWEEN(0;10) )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Well crafted canon</text:p>
          </table:table-cell>
          <table:table-cell table:style-name="ce4" table:formula="of:=&quot;It's just your basic &quot; &amp; LOWER(['b - Armes'.B50])" office:value-type="string" office:string-value="It's just your basic well crafted canon" calcext:value-type="string">
            <text:p>It's just your basic well crafted canon</text:p>
          </table:table-cell>
          <table:table-cell table:style-name="ce17" table:formula="of:=[.G50] * 10 - RANDBETWEEN(-4;4)" office:value-type="float" office:value="39" calcext:value-type="float">
            <text:p>39</text:p>
          </table:table-cell>
          <table:table-cell table:style-name="ce8" table:formula="of:=ROUND( (['b - Armes'.D50]*1.5) + RANDBETWEEN(0;10) )" office:value-type="float" office:value="67" calcext:value-type="float">
            <text:p>6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puissante</text:p>
          </table:table-cell>
          <table:table-cell table:style-name="ce36" office:value-type="string" calcext:value-type="string">
            <text:p>Powerfull canon</text:p>
          </table:table-cell>
          <table:table-cell table:style-name="ce4" table:formula="of:=&quot;It's just your basic &quot; &amp; LOWER(['b - Armes'.B51])" office:value-type="string" office:string-value="It's just your basic powerfull canon" calcext:value-type="string">
            <text:p>It's just your basic powerfull canon</text:p>
          </table:table-cell>
          <table:table-cell table:style-name="ce17" table:formula="of:=[.G51] * 10 - RANDBETWEEN(-4;4)" office:value-type="float" office:value="42" calcext:value-type="float">
            <text:p>42</text:p>
          </table:table-cell>
          <table:table-cell table:style-name="ce8" table:formula="of:=ROUND( (['b - Armes'.D51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&quot;It's just your basic &quot; &amp; LOWER(['b - Armes'.B52])" office:value-type="string" office:string-value="It's just your basic war hammer" calcext:value-type="string">
            <text:p>It's just your basic war hammer</text:p>
          </table:table-cell>
          <table:table-cell table:style-name="ce17" table:formula="of:=[.G52] * 10 - RANDBETWEEN(-4;4)" office:value-type="float" office:value="49" calcext:value-type="float">
            <text:p>49</text:p>
          </table:table-cell>
          <table:table-cell table:style-name="ce8" table:formula="of:=ROUND( (['b - Armes'.D52]*1.5) + RANDBETWEEN(0;10) )" office:value-type="float" office:value="78" calcext:value-type="float">
            <text:p>7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&quot;It's just your basic &quot; &amp; LOWER(['b - Armes'.B53])" office:value-type="string" office:string-value="It's just your basic iron mace" calcext:value-type="string">
            <text:p>It's just your basic iron mace</text:p>
          </table:table-cell>
          <table:table-cell table:style-name="ce17" table:formula="of:=[.G53] * 10 - RANDBETWEEN(-4;4)" office:value-type="float" office:value="49" calcext:value-type="float">
            <text:p>49</text:p>
          </table:table-cell>
          <table:table-cell table:style-name="ce8" table:formula="of:=ROUND( (['b - Armes'.D53]*1.5) + RANDBETWEEN(0;10) )" office:value-type="float" office:value="84" calcext:value-type="float">
            <text:p>8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ron Staff</text:p>
          </table:table-cell>
          <table:table-cell table:style-name="ce4" table:formula="of:=&quot;It's just your basic &quot; &amp; LOWER(['b - Armes'.B54])" office:value-type="string" office:string-value="It's just your basic iron staff" calcext:value-type="string">
            <text:p>It's just your basic iron staff</text:p>
          </table:table-cell>
          <table:table-cell table:style-name="ce17" table:formula="of:=[.G54] * 10 - RANDBETWEEN(-4;4)" office:value-type="float" office:value="48" calcext:value-type="float">
            <text:p>48</text:p>
          </table:table-cell>
          <table:table-cell table:style-name="ce8" table:formula="of:=ROUND( (['b - Armes'.D54]*1.5) + RANDBETWEEN(0;10) )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ilver Sword</text:p>
          </table:table-cell>
          <table:table-cell table:style-name="ce4" table:formula="of:=&quot;It's just your basic &quot; &amp; LOWER(['b - Armes'.B55])" office:value-type="string" office:string-value="It's just your basic silver sword" calcext:value-type="string">
            <text:p>It's just your basic silver sword</text:p>
          </table:table-cell>
          <table:table-cell table:style-name="ce17" table:formula="of:=[.G55] * 10 - RANDBETWEEN(-4;4)" office:value-type="float" office:value="53" calcext:value-type="float">
            <text:p>53</text:p>
          </table:table-cell>
          <table:table-cell table:style-name="ce8" table:formula="of:=ROUND( (['b - Armes'.D55]*1.5) + RANDBETWEEN(0;10) )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&quot;It's just your basic &quot; &amp; LOWER(['b - Armes'.B56])" office:value-type="string" office:string-value="It's just your basic cutlass" calcext:value-type="string">
            <text:p>It's just your basic cutlass</text:p>
          </table:table-cell>
          <table:table-cell table:style-name="ce17" table:formula="of:=[.G56] * 10 - RANDBETWEEN(-4;4)" office:value-type="float" office:value="46" calcext:value-type="float">
            <text:p>46</text:p>
          </table:table-cell>
          <table:table-cell table:style-name="ce8" table:formula="of:=ROUND( (['b - Armes'.D56]*1.5) + RANDBETWEEN(0;10) )" office:value-type="float" office:value="70" calcext:value-type="float">
            <text:p>7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Steel blade</text:p>
          </table:table-cell>
          <table:table-cell table:style-name="ce4" table:formula="of:=&quot;It's just your basic &quot; &amp; LOWER(['b - Armes'.B57])" office:value-type="string" office:string-value="It's just your basic steel blade" calcext:value-type="string">
            <text:p>It's just your basic steel blade</text:p>
          </table:table-cell>
          <table:table-cell table:style-name="ce17" table:formula="of:=[.G57] * 10 - RANDBETWEEN(-4;4)" office:value-type="float" office:value="53" calcext:value-type="float">
            <text:p>53</text:p>
          </table:table-cell>
          <table:table-cell table:style-name="ce8" table:formula="of:=ROUND( (['b - Armes'.D57]*1.5) + RANDBETWEEN(0;10) )" office:value-type="float" office:value="84" calcext:value-type="float">
            <text:p>8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Steel gun</text:p>
          </table:table-cell>
          <table:table-cell table:style-name="ce4" table:formula="of:=&quot;It's just your basic &quot; &amp; LOWER(['b - Armes'.B58])" office:value-type="string" office:string-value="It's just your basic steel gun" calcext:value-type="string">
            <text:p>It's just your basic steel gun</text:p>
          </table:table-cell>
          <table:table-cell table:style-name="ce17" table:formula="of:=[.G58] * 10 - RANDBETWEEN(-4;4)" office:value-type="float" office:value="51" calcext:value-type="float">
            <text:p>51</text:p>
          </table:table-cell>
          <table:table-cell table:style-name="ce8" table:formula="of:=ROUND( (['b - Armes'.D58]*1.5) + RANDBETWEEN(0;10) )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Culverin</text:p>
          </table:table-cell>
          <table:table-cell table:style-name="ce4" table:formula="of:=&quot;It's just your basic &quot; &amp; LOWER(['b - Armes'.B59])" office:value-type="string" office:string-value="It's just your basic culverin" calcext:value-type="string">
            <text:p>It's just your basic culverin</text:p>
          </table:table-cell>
          <table:table-cell table:style-name="ce17" table:formula="of:=[.G59] * 10 - RANDBETWEEN(-4;4)" office:value-type="float" office:value="52" calcext:value-type="float">
            <text:p>52</text:p>
          </table:table-cell>
          <table:table-cell table:style-name="ce8" table:formula="of:=ROUND( (['b - Armes'.D59]*1.5) + RANDBETWEEN(0;10) )" office:value-type="float" office:value="78" calcext:value-type="float">
            <text:p>7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Iron gun</text:p>
          </table:table-cell>
          <table:table-cell table:style-name="ce4" table:formula="of:=&quot;It's just your basic &quot; &amp; LOWER(['b - Armes'.B60])" office:value-type="string" office:string-value="It's just your basic iron gun" calcext:value-type="string">
            <text:p>It's just your basic iron gun</text:p>
          </table:table-cell>
          <table:table-cell table:style-name="ce17" table:formula="of:=[.G60] * 10 - RANDBETWEEN(-4;4)" office:value-type="float" office:value="54" calcext:value-type="float">
            <text:p>54</text:p>
          </table:table-cell>
          <table:table-cell table:style-name="ce8" table:formula="of:=ROUND( (['b - Armes'.D60]*1.5) + RANDBETWEEN(0;10) )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Steel pistol</text:p>
          </table:table-cell>
          <table:table-cell table:style-name="ce4" table:formula="of:=&quot;It's just your basic &quot; &amp; LOWER(['b - Armes'.B61])" office:value-type="string" office:string-value="It's just your basic steel pistol" calcext:value-type="string">
            <text:p>It's just your basic steel pistol</text:p>
          </table:table-cell>
          <table:table-cell table:style-name="ce17" table:formula="of:=[.G61] * 10 - RANDBETWEEN(-4;4)" office:value-type="float" office:value="54" calcext:value-type="float">
            <text:p>54</text:p>
          </table:table-cell>
          <table:table-cell table:style-name="ce8" table:formula="of:=ROUND( (['b - Armes'.D61]*1.5) + RANDBETWEEN(0;10) )" office:value-type="float" office:value="85" calcext:value-type="float">
            <text:p>8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culverine</text:p>
          </table:table-cell>
          <table:table-cell table:style-name="ce4" table:formula="of:=&quot;It's just your basic &quot; &amp; LOWER(['b - Armes'.B62])" office:value-type="string" office:string-value="It's just your basic old culverine" calcext:value-type="string">
            <text:p>It's just your basic old culverine</text:p>
          </table:table-cell>
          <table:table-cell table:style-name="ce17" table:formula="of:=[.G62] * 10 - RANDBETWEEN(-4;4)" office:value-type="float" office:value="49" calcext:value-type="float">
            <text:p>49</text:p>
          </table:table-cell>
          <table:table-cell table:style-name="ce8" table:formula="of:=ROUND( (['b - Armes'.D62]*1.5) + RANDBETWEEN(0;10) )" office:value-type="float" office:value="84" calcext:value-type="float">
            <text:p>8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pistol</text:p>
          </table:table-cell>
          <table:table-cell table:style-name="ce4" table:formula="of:=&quot;It's just your basic &quot; &amp; LOWER(['b - Armes'.B63])" office:value-type="string" office:string-value="It's just your basic good pistol" calcext:value-type="string">
            <text:p>It's just your basic good pistol</text:p>
          </table:table-cell>
          <table:table-cell table:style-name="ce17" table:formula="of:=[.G63] * 10 - RANDBETWEEN(-4;4)" office:value-type="float" office:value="49" calcext:value-type="float">
            <text:p>49</text:p>
          </table:table-cell>
          <table:table-cell table:style-name="ce8" table:formula="of:=ROUND( (['b - Armes'.D63]*1.5) + RANDBETWEEN(0;10) )" office:value-type="float" office:value="74" calcext:value-type="float">
            <text:p>7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Steel Mace</text:p>
          </table:table-cell>
          <table:table-cell table:style-name="ce4" table:formula="of:=&quot;It's just your basic &quot; &amp; LOWER(['b - Armes'.B64])" office:value-type="string" office:string-value="It's just your basic steel mace" calcext:value-type="string">
            <text:p>It's just your basic steel mace</text:p>
          </table:table-cell>
          <table:table-cell table:style-name="ce17" table:formula="of:=[.G64] * 10 - RANDBETWEEN(-4;4)" office:value-type="float" office:value="63" calcext:value-type="float">
            <text:p>63</text:p>
          </table:table-cell>
          <table:table-cell table:style-name="ce8" table:formula="of:=ROUND( (['b - Armes'.D64]*1.5) + RANDBETWEEN(0;10) )" office:value-type="float" office:value="101" calcext:value-type="float">
            <text:p>10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Iron Bludgeon</text:p>
          </table:table-cell>
          <table:table-cell table:style-name="ce4" table:formula="of:=&quot;It's just your basic &quot; &amp; LOWER(['b - Armes'.B65])" office:value-type="string" office:string-value="It's just your basic iron bludgeon" calcext:value-type="string">
            <text:p>It's just your basic iron bludgeon</text:p>
          </table:table-cell>
          <table:table-cell table:style-name="ce17" table:formula="of:=[.G65] * 10 - RANDBETWEEN(-4;4)" office:value-type="float" office:value="58" calcext:value-type="float">
            <text:p>58</text:p>
          </table:table-cell>
          <table:table-cell table:style-name="ce8" table:formula="of:=ROUND( (['b - Armes'.D65]*1.5) + RANDBETWEEN(0;10) )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Steel Hammer</text:p>
          </table:table-cell>
          <table:table-cell table:style-name="ce4" table:formula="of:=&quot;It's just your basic &quot; &amp; LOWER(['b - Armes'.B66])" office:value-type="string" office:string-value="It's just your basic steel hammer" calcext:value-type="string">
            <text:p>It's just your basic steel hammer</text:p>
          </table:table-cell>
          <table:table-cell table:style-name="ce17" table:formula="of:=[.G66] * 10 - RANDBETWEEN(-4;4)" office:value-type="float" office:value="56" calcext:value-type="float">
            <text:p>56</text:p>
          </table:table-cell>
          <table:table-cell table:style-name="ce8" table:formula="of:=ROUND( (['b - Armes'.D66]*1.5) + RANDBETWEEN(0;10) )" office:value-type="float" office:value="92" calcext:value-type="float">
            <text:p>9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&quot;It's just your basic &quot; &amp; LOWER(['b - Armes'.B67])" office:value-type="string" office:string-value="It's just your basic curved blade" calcext:value-type="string">
            <text:p>It's just your basic curved blade</text:p>
          </table:table-cell>
          <table:table-cell table:style-name="ce17" table:formula="of:=[.G67] * 10 - RANDBETWEEN(-4;4)" office:value-type="float" office:value="64" calcext:value-type="float">
            <text:p>64</text:p>
          </table:table-cell>
          <table:table-cell table:style-name="ce8" table:formula="of:=ROUND( (['b - Armes'.D67]*1.5) + RANDBETWEEN(0;10) )" office:value-type="float" office:value="100" calcext:value-type="float">
            <text:p>10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&quot;It's just your basic &quot; &amp; LOWER(['b - Armes'.B68])" office:value-type="string" office:string-value="It's just your basic bastard sword" calcext:value-type="string">
            <text:p>It's just your basic bastard sword</text:p>
          </table:table-cell>
          <table:table-cell table:style-name="ce17" table:formula="of:=[.G68] * 10 - RANDBETWEEN(-4;4)" office:value-type="float" office:value="56" calcext:value-type="float">
            <text:p>56</text:p>
          </table:table-cell>
          <table:table-cell table:style-name="ce8" table:formula="of:=ROUND( (['b - Armes'.D68]*1.5) + RANDBETWEEN(0;10) )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Large dagger</text:p>
          </table:table-cell>
          <table:table-cell table:style-name="ce4" table:formula="of:=&quot;It's just your basic &quot; &amp; LOWER(['b - Armes'.B69])" office:value-type="string" office:string-value="It's just your basic large dagger" calcext:value-type="string">
            <text:p>It's just your basic large dagger</text:p>
          </table:table-cell>
          <table:table-cell table:style-name="ce17" table:formula="of:=[.G69] * 10 - RANDBETWEEN(-4;4)" office:value-type="float" office:value="56" calcext:value-type="float">
            <text:p>56</text:p>
          </table:table-cell>
          <table:table-cell table:style-name="ce8" table:formula="of:=ROUND( (['b - Armes'.D69]*1.5) + RANDBETWEEN(0;10) )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pistol</text:p>
          </table:table-cell>
          <table:table-cell table:style-name="ce4" table:formula="of:=&quot;It's just your basic &quot; &amp; LOWER(['b - Armes'.B70])" office:value-type="string" office:string-value="It's just your basic soldier pistol" calcext:value-type="string">
            <text:p>It's just your basic soldier pistol</text:p>
          </table:table-cell>
          <table:table-cell table:style-name="ce17" table:formula="of:=[.G70] * 10 - RANDBETWEEN(-4;4)" office:value-type="float" office:value="58" calcext:value-type="float">
            <text:p>58</text:p>
          </table:table-cell>
          <table:table-cell table:style-name="ce8" table:formula="of:=ROUND( (['b - Armes'.D70]*1.5) + RANDBETWEEN(0;10) )" office:value-type="float" office:value="92" calcext:value-type="float">
            <text:p>9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Rusty culverine</text:p>
          </table:table-cell>
          <table:table-cell table:style-name="ce4" table:formula="of:=&quot;It's just your basic &quot; &amp; LOWER(['b - Armes'.B71])" office:value-type="string" office:string-value="It's just your basic rusty culverine" calcext:value-type="string">
            <text:p>It's just your basic rusty culverine</text:p>
          </table:table-cell>
          <table:table-cell table:style-name="ce17" table:formula="of:=[.G71] * 10 - RANDBETWEEN(-4;4)" office:value-type="float" office:value="56" calcext:value-type="float">
            <text:p>56</text:p>
          </table:table-cell>
          <table:table-cell table:style-name="ce8" table:formula="of:=ROUND( (['b - Armes'.D71]*1.5) + RANDBETWEEN(0;10) )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Master pistol</text:p>
          </table:table-cell>
          <table:table-cell table:style-name="ce4" table:formula="of:=&quot;It's just your basic &quot; &amp; LOWER(['b - Armes'.B72])" office:value-type="string" office:string-value="It's just your basic master pistol" calcext:value-type="string">
            <text:p>It's just your basic master pistol</text:p>
          </table:table-cell>
          <table:table-cell table:style-name="ce17" table:formula="of:=[.G72] * 10 - RANDBETWEEN(-4;4)" office:value-type="float" office:value="63" calcext:value-type="float">
            <text:p>63</text:p>
          </table:table-cell>
          <table:table-cell table:style-name="ce8" table:formula="of:=ROUND( (['b - Armes'.D72]*1.5) + RANDBETWEEN(0;10) )" office:value-type="float" office:value="96" calcext:value-type="float">
            <text:p>9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Shotgun</text:p>
          </table:table-cell>
          <table:table-cell table:style-name="ce4" table:formula="of:=&quot;It's just your basic &quot; &amp; LOWER(['b - Armes'.B73])" office:value-type="string" office:string-value="It's just your basic shotgun" calcext:value-type="string">
            <text:p>It's just your basic shotgun</text:p>
          </table:table-cell>
          <table:table-cell table:style-name="ce17" table:formula="of:=[.G73] * 10 - RANDBETWEEN(-4;4)" office:value-type="float" office:value="58" calcext:value-type="float">
            <text:p>58</text:p>
          </table:table-cell>
          <table:table-cell table:style-name="ce8" table:formula="of:=ROUND( (['b - Armes'.D73]*1.5) + RANDBETWEEN(0;10) )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canon</text:p>
          </table:table-cell>
          <table:table-cell table:style-name="ce4" table:formula="of:=&quot;It's just your basic &quot; &amp; LOWER(['b - Armes'.B74])" office:value-type="string" office:string-value="It's just your basic light canon" calcext:value-type="string">
            <text:p>It's just your basic light canon</text:p>
          </table:table-cell>
          <table:table-cell table:style-name="ce17" table:formula="of:=[.G74] * 10 - RANDBETWEEN(-4;4)" office:value-type="float" office:value="57" calcext:value-type="float">
            <text:p>57</text:p>
          </table:table-cell>
          <table:table-cell table:style-name="ce8" table:formula="of:=ROUND( (['b - Armes'.D74]*1.5) + RANDBETWEEN(0;10) )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gun</text:p>
          </table:table-cell>
          <table:table-cell table:style-name="ce4" table:formula="of:=&quot;It's just your basic &quot; &amp; LOWER(['b - Armes'.B75])" office:value-type="string" office:string-value="It's just your basic good gun" calcext:value-type="string">
            <text:p>It's just your basic good gun</text:p>
          </table:table-cell>
          <table:table-cell table:style-name="ce17" table:formula="of:=[.G75] * 10 - RANDBETWEEN(-4;4)" office:value-type="float" office:value="59" calcext:value-type="float">
            <text:p>59</text:p>
          </table:table-cell>
          <table:table-cell table:style-name="ce8" table:formula="of:=ROUND( (['b - Armes'.D75]*1.5) + RANDBETWEEN(0;10) )" office:value-type="float" office:value="95" calcext:value-type="float">
            <text:p>9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&quot;It's just your basic &quot; &amp; LOWER(['b - Armes'.B76])" office:value-type="string" office:string-value="It's just your basic good club" calcext:value-type="string">
            <text:p>It's just your basic good club</text:p>
          </table:table-cell>
          <table:table-cell table:style-name="ce17" table:formula="of:=[.G76] * 10 - RANDBETWEEN(-4;4)" office:value-type="float" office:value="74" calcext:value-type="float">
            <text:p>74</text:p>
          </table:table-cell>
          <table:table-cell table:style-name="ce8" table:formula="of:=ROUND( (['b - Armes'.D76]*1.5) + RANDBETWEEN(0;10) )" office:value-type="float" office:value="112" calcext:value-type="float">
            <text:p>11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&quot;It's just your basic &quot; &amp; LOWER(['b - Armes'.B77])" office:value-type="string" office:string-value="It's just your basic stone hammer" calcext:value-type="string">
            <text:p>It's just your basic stone hammer</text:p>
          </table:table-cell>
          <table:table-cell table:style-name="ce17" table:formula="of:=[.G77] * 10 - RANDBETWEEN(-4;4)" office:value-type="float" office:value="67" calcext:value-type="float">
            <text:p>67</text:p>
          </table:table-cell>
          <table:table-cell table:style-name="ce8" table:formula="of:=ROUND( (['b - Armes'.D77]*1.5) + RANDBETWEEN(0;10) )" office:value-type="float" office:value="103" calcext:value-type="float">
            <text:p>10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&quot;It's just your basic &quot; &amp; LOWER(['b - Armes'.B78])" office:value-type="string" office:string-value="It's just your basic pirate mace" calcext:value-type="string">
            <text:p>It's just your basic pirate mace</text:p>
          </table:table-cell>
          <table:table-cell table:style-name="ce17" table:formula="of:=[.G78] * 10 - RANDBETWEEN(-4;4)" office:value-type="float" office:value="70" calcext:value-type="float">
            <text:p>70</text:p>
          </table:table-cell>
          <table:table-cell table:style-name="ce8" table:formula="of:=ROUND( (['b - Armes'.D78]*1.5) + RANDBETWEEN(0;10) )" office:value-type="float" office:value="106" calcext:value-type="float">
            <text:p>10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Fine Cutlass</text:p>
          </table:table-cell>
          <table:table-cell table:style-name="ce4" table:formula="of:=&quot;It's just your basic &quot; &amp; LOWER(['b - Armes'.B79])" office:value-type="string" office:string-value="It's just your basic fine cutlass" calcext:value-type="string">
            <text:p>It's just your basic fine cutlass</text:p>
          </table:table-cell>
          <table:table-cell table:style-name="ce17" table:formula="of:=[.G79] * 10 - RANDBETWEEN(-4;4)" office:value-type="float" office:value="70" calcext:value-type="float">
            <text:p>70</text:p>
          </table:table-cell>
          <table:table-cell table:style-name="ce8" table:formula="of:=ROUND( (['b - Armes'.D79]*1.5) + RANDBETWEEN(0;10) )" office:value-type="float" office:value="111" calcext:value-type="float">
            <text:p>11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&quot;It's just your basic &quot; &amp; LOWER(['b - Armes'.B80])" office:value-type="string" office:string-value="It's just your basic scimitar" calcext:value-type="string">
            <text:p>It's just your basic scimitar</text:p>
          </table:table-cell>
          <table:table-cell table:style-name="ce17" table:formula="of:=[.G80] * 10 - RANDBETWEEN(-4;4)" office:value-type="float" office:value="70" calcext:value-type="float">
            <text:p>70</text:p>
          </table:table-cell>
          <table:table-cell table:style-name="ce8" table:formula="of:=ROUND( (['b - Armes'.D80]*1.5) + RANDBETWEEN(0;10) )" office:value-type="float" office:value="115" calcext:value-type="float">
            <text:p>1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Good Sword</text:p>
          </table:table-cell>
          <table:table-cell table:style-name="ce4" table:formula="of:=&quot;It's just your basic &quot; &amp; LOWER(['b - Armes'.B81])" office:value-type="string" office:string-value="It's just your basic good sword" calcext:value-type="string">
            <text:p>It's just your basic good sword</text:p>
          </table:table-cell>
          <table:table-cell table:style-name="ce17" table:formula="of:=[.G81] * 10 - RANDBETWEEN(-4;4)" office:value-type="float" office:value="69" calcext:value-type="float">
            <text:p>69</text:p>
          </table:table-cell>
          <table:table-cell table:style-name="ce8" table:formula="of:=ROUND( (['b - Armes'.D81]*1.5) + RANDBETWEEN(0;10) )" office:value-type="float" office:value="109" calcext:value-type="float">
            <text:p>10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shotgun</text:p>
          </table:table-cell>
          <table:table-cell table:style-name="ce4" table:formula="of:=&quot;It's just your basic &quot; &amp; LOWER(['b - Armes'.B82])" office:value-type="string" office:string-value="It's just your basic soldier shotgun" calcext:value-type="string">
            <text:p>It's just your basic soldier shotgun</text:p>
          </table:table-cell>
          <table:table-cell table:style-name="ce17" table:formula="of:=[.G82] * 10 - RANDBETWEEN(-4;4)" office:value-type="float" office:value="68" calcext:value-type="float">
            <text:p>68</text:p>
          </table:table-cell>
          <table:table-cell table:style-name="ce8" table:formula="of:=ROUND( (['b - Armes'.D82]*1.5) + RANDBETWEEN(0;10) )" office:value-type="float" office:value="103" calcext:value-type="float">
            <text:p>10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shotgun</text:p>
          </table:table-cell>
          <table:table-cell table:style-name="ce4" table:formula="of:=&quot;It's just your basic &quot; &amp; LOWER(['b - Armes'.B83])" office:value-type="string" office:string-value="It's just your basic old shotgun" calcext:value-type="string">
            <text:p>It's just your basic old shotgun</text:p>
          </table:table-cell>
          <table:table-cell table:style-name="ce17" table:formula="of:=[.G83] * 10 - RANDBETWEEN(-4;4)" office:value-type="float" office:value="68" calcext:value-type="float">
            <text:p>68</text:p>
          </table:table-cell>
          <table:table-cell table:style-name="ce8" table:formula="of:=ROUND( (['b - Armes'.D83]*1.5) + RANDBETWEEN(0;10) )" office:value-type="float" office:value="102" calcext:value-type="float">
            <text:p>10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shotgun</text:p>
          </table:table-cell>
          <table:table-cell table:style-name="ce4" table:formula="of:=&quot;It's just your basic &quot; &amp; LOWER(['b - Armes'.B84])" office:value-type="string" office:string-value="It's just your basic deck shotgun" calcext:value-type="string">
            <text:p>It's just your basic deck shotgun</text:p>
          </table:table-cell>
          <table:table-cell table:style-name="ce17" table:formula="of:=[.G84] * 10 - RANDBETWEEN(-4;4)" office:value-type="float" office:value="74" calcext:value-type="float">
            <text:p>74</text:p>
          </table:table-cell>
          <table:table-cell table:style-name="ce8" table:formula="of:=ROUND( (['b - Armes'.D84]*1.5) + RANDBETWEEN(0;10) )" office:value-type="float" office:value="119" calcext:value-type="float">
            <text:p>11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Powerfull shotgun</text:p>
          </table:table-cell>
          <table:table-cell table:style-name="ce4" table:formula="of:=&quot;It's just your basic &quot; &amp; LOWER(['b - Armes'.B85])" office:value-type="string" office:string-value="It's just your basic powerfull shotgun" calcext:value-type="string">
            <text:p>It's just your basic powerfull shotgun</text:p>
          </table:table-cell>
          <table:table-cell table:style-name="ce17" table:formula="of:=[.G85] * 10 - RANDBETWEEN(-4;4)" office:value-type="float" office:value="70" calcext:value-type="float">
            <text:p>70</text:p>
          </table:table-cell>
          <table:table-cell table:style-name="ce8" table:formula="of:=ROUND( (['b - Armes'.D85]*1.5) + RANDBETWEEN(0;10) )" office:value-type="float" office:value="107" calcext:value-type="float">
            <text:p>10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Rifle</text:p>
          </table:table-cell>
          <table:table-cell table:style-name="ce4" table:formula="of:=&quot;It's just your basic &quot; &amp; LOWER(['b - Armes'.B86])" office:value-type="string" office:string-value="It's just your basic rifle" calcext:value-type="string">
            <text:p>It's just your basic rifle</text:p>
          </table:table-cell>
          <table:table-cell table:style-name="ce17" table:formula="of:=[.G86] * 10 - RANDBETWEEN(-4;4)" office:value-type="float" office:value="70" calcext:value-type="float">
            <text:p>70</text:p>
          </table:table-cell>
          <table:table-cell table:style-name="ce8" table:formula="of:=ROUND( (['b - Armes'.D86]*1.5) + RANDBETWEEN(0;10) )" office:value-type="float" office:value="111" calcext:value-type="float">
            <text:p>11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Harquebus</text:p>
          </table:table-cell>
          <table:table-cell table:style-name="ce4" table:formula="of:=&quot;It's just your basic &quot; &amp; LOWER(['b - Armes'.B87])" office:value-type="string" office:string-value="It's just your basic harquebus" calcext:value-type="string">
            <text:p>It's just your basic harquebus</text:p>
          </table:table-cell>
          <table:table-cell table:style-name="ce17" table:formula="of:=[.G87] * 10 - RANDBETWEEN(-4;4)" office:value-type="float" office:value="74" calcext:value-type="float">
            <text:p>74</text:p>
          </table:table-cell>
          <table:table-cell table:style-name="ce8" table:formula="of:=ROUND( (['b - Armes'.D87]*1.5) + RANDBETWEEN(0;10) )" office:value-type="float" office:value="117" calcext:value-type="float">
            <text:p>1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OfficerMace</text:p>
          </table:table-cell>
          <table:table-cell table:style-name="ce4" table:formula="of:=&quot;It's just your basic &quot; &amp; LOWER(['b - Armes'.B88])" office:value-type="string" office:string-value="It's just your basic officermace" calcext:value-type="string">
            <text:p>It's just your basic officermace</text:p>
          </table:table-cell>
          <table:table-cell table:style-name="ce17" table:formula="of:=[.G88] * 10 - RANDBETWEEN(-4;4)" office:value-type="float" office:value="76" calcext:value-type="float">
            <text:p>76</text:p>
          </table:table-cell>
          <table:table-cell table:style-name="ce8" table:formula="of:=ROUND( (['b - Armes'.D88]*1.5) + RANDBETWEEN(0;10) )" office:value-type="float" office:value="117" calcext:value-type="float">
            <text:p>1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Mace</text:p>
          </table:table-cell>
          <table:table-cell table:style-name="ce4" table:formula="of:=&quot;It's just your basic &quot; &amp; LOWER(['b - Armes'.B89])" office:value-type="string" office:string-value="It's just your basic spiked mace" calcext:value-type="string">
            <text:p>It's just your basic spiked mace</text:p>
          </table:table-cell>
          <table:table-cell table:style-name="ce17" table:formula="of:=[.G89] * 10 - RANDBETWEEN(-4;4)" office:value-type="float" office:value="76" calcext:value-type="float">
            <text:p>76</text:p>
          </table:table-cell>
          <table:table-cell table:style-name="ce8" table:formula="of:=ROUND( (['b - Armes'.D89]*1.5) + RANDBETWEEN(0;10) )" office:value-type="float" office:value="124" calcext:value-type="float">
            <text:p>1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Pirate Staff</text:p>
          </table:table-cell>
          <table:table-cell table:style-name="ce4" table:formula="of:=&quot;It's just your basic &quot; &amp; LOWER(['b - Armes'.B90])" office:value-type="string" office:string-value="It's just your basic pirate staff" calcext:value-type="string">
            <text:p>It's just your basic pirate staff</text:p>
          </table:table-cell>
          <table:table-cell table:style-name="ce17" table:formula="of:=[.G90] * 10 - RANDBETWEEN(-4;4)" office:value-type="float" office:value="81" calcext:value-type="float">
            <text:p>81</text:p>
          </table:table-cell>
          <table:table-cell table:style-name="ce8" table:formula="of:=ROUND( (['b - Armes'.D90]*1.5) + RANDBETWEEN(0;10) )" office:value-type="float" office:value="123" calcext:value-type="float">
            <text:p>1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Imperial Cutlass</text:p>
          </table:table-cell>
          <table:table-cell table:style-name="ce4" table:formula="of:=&quot;It's just your basic &quot; &amp; LOWER(['b - Armes'.B91])" office:value-type="string" office:string-value="It's just your basic imperial cutlass" calcext:value-type="string">
            <text:p>It's just your basic imperial cutlass</text:p>
          </table:table-cell>
          <table:table-cell table:style-name="ce17" table:formula="of:=[.G91] * 10 - RANDBETWEEN(-4;4)" office:value-type="float" office:value="84" calcext:value-type="float">
            <text:p>84</text:p>
          </table:table-cell>
          <table:table-cell table:style-name="ce8" table:formula="of:=ROUND( (['b - Armes'.D91]*1.5) + RANDBETWEEN(0;10) )" office:value-type="float" office:value="130" calcext:value-type="float">
            <text:p>1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&quot;It's just your basic &quot; &amp; LOWER(['b - Armes'.B92])" office:value-type="string" office:string-value="It's just your basic curved sword" calcext:value-type="string">
            <text:p>It's just your basic curved sword</text:p>
          </table:table-cell>
          <table:table-cell table:style-name="ce17" table:formula="of:=[.G92] * 10 - RANDBETWEEN(-4;4)" office:value-type="float" office:value="84" calcext:value-type="float">
            <text:p>84</text:p>
          </table:table-cell>
          <table:table-cell table:style-name="ce8" table:formula="of:=ROUND( (['b - Armes'.D92]*1.5) + RANDBETWEEN(0;10) )" office:value-type="float" office:value="130" calcext:value-type="float">
            <text:p>13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&quot;It's just your basic &quot; &amp; LOWER(['b - Armes'.B93])" office:value-type="string" office:string-value="It's just your basic officer sword" calcext:value-type="string">
            <text:p>It's just your basic officer sword</text:p>
          </table:table-cell>
          <table:table-cell table:style-name="ce17" table:formula="of:=[.G93] * 10 - RANDBETWEEN(-4;4)" office:value-type="float" office:value="79" calcext:value-type="float">
            <text:p>79</text:p>
          </table:table-cell>
          <table:table-cell table:style-name="ce8" table:formula="of:=ROUND( (['b - Armes'.D93]*1.5) + RANDBETWEEN(0;10) )" office:value-type="float" office:value="122" calcext:value-type="float">
            <text:p>1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arquebuse</text:p>
          </table:table-cell>
          <table:table-cell table:style-name="ce36" office:value-type="string" calcext:value-type="string">
            <text:p>Good harquebus</text:p>
          </table:table-cell>
          <table:table-cell table:style-name="ce4" table:formula="of:=&quot;It's just your basic &quot; &amp; LOWER(['b - Armes'.B94])" office:value-type="string" office:string-value="It's just your basic good harquebus" calcext:value-type="string">
            <text:p>It's just your basic good harquebus</text:p>
          </table:table-cell>
          <table:table-cell table:style-name="ce17" table:formula="of:=[.G94] * 10 - RANDBETWEEN(-4;4)" office:value-type="float" office:value="76" calcext:value-type="float">
            <text:p>76</text:p>
          </table:table-cell>
          <table:table-cell table:style-name="ce8" table:formula="of:=ROUND( (['b - Armes'.D94]*1.5) + RANDBETWEEN(0;10) )" office:value-type="float" office:value="119" calcext:value-type="float">
            <text:p>11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etite arquebuse</text:p>
          </table:table-cell>
          <table:table-cell table:style-name="ce36" office:value-type="string" calcext:value-type="string">
            <text:p>Small rifle</text:p>
          </table:table-cell>
          <table:table-cell table:style-name="ce4" table:formula="of:=&quot;It's just your basic &quot; &amp; LOWER(['b - Armes'.B95])" office:value-type="string" office:string-value="It's just your basic small rifle" calcext:value-type="string">
            <text:p>It's just your basic small rifle</text:p>
          </table:table-cell>
          <table:table-cell table:style-name="ce17" table:formula="of:=[.G95] * 10 - RANDBETWEEN(-4;4)" office:value-type="float" office:value="78" calcext:value-type="float">
            <text:p>78</text:p>
          </table:table-cell>
          <table:table-cell table:style-name="ce8" table:formula="of:=ROUND( (['b - Armes'.D95]*1.5) + RANDBETWEEN(0;10) )" office:value-type="float" office:value="117" calcext:value-type="float">
            <text:p>1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rifle</text:p>
          </table:table-cell>
          <table:table-cell table:style-name="ce4" table:formula="of:=&quot;It's just your basic &quot; &amp; LOWER(['b - Armes'.B96])" office:value-type="string" office:string-value="It's just your basic deck rifle" calcext:value-type="string">
            <text:p>It's just your basic deck rifle</text:p>
          </table:table-cell>
          <table:table-cell table:style-name="ce17" table:formula="of:=[.G96] * 10 - RANDBETWEEN(-4;4)" office:value-type="float" office:value="80" calcext:value-type="float">
            <text:p>80</text:p>
          </table:table-cell>
          <table:table-cell table:style-name="ce8" table:formula="of:=ROUND( (['b - Armes'.D96]*1.5) + RANDBETWEEN(0;10) )" office:value-type="float" office:value="128" calcext:value-type="float">
            <text:p>12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 table:formula="of:=&quot;It's just your basic &quot; &amp; LOWER(['b - Armes'.B97])" office:value-type="string" office:string-value="It's just your basic powerfull rifle" calcext:value-type="string">
            <text:p>It's just your basic powerfull rifle</text:p>
          </table:table-cell>
          <table:table-cell table:style-name="ce17" table:formula="of:=[.G97] * 10 - RANDBETWEEN(-4;4)" office:value-type="float" office:value="79" calcext:value-type="float">
            <text:p>79</text:p>
          </table:table-cell>
          <table:table-cell table:style-name="ce8" table:formula="of:=ROUND( (['b - Armes'.D97]*1.5) + RANDBETWEEN(0;10) )" office:value-type="float" office:value="122" calcext:value-type="float">
            <text:p>1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rifle</text:p>
          </table:table-cell>
          <table:table-cell table:style-name="ce4" table:formula="of:=&quot;It's just your basic &quot; &amp; LOWER(['b - Armes'.B98])" office:value-type="string" office:string-value="It's just your basic light rifle" calcext:value-type="string">
            <text:p>It's just your basic light rifle</text:p>
          </table:table-cell>
          <table:table-cell table:style-name="ce17" table:formula="of:=[.G98] * 10 - RANDBETWEEN(-4;4)" office:value-type="float" office:value="81" calcext:value-type="float">
            <text:p>81</text:p>
          </table:table-cell>
          <table:table-cell table:style-name="ce8" table:formula="of:=ROUND( (['b - Armes'.D98]*1.5) + RANDBETWEEN(0;10) )" office:value-type="float" office:value="123" calcext:value-type="float">
            <text:p>1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Rusty spear</text:p>
          </table:table-cell>
          <table:table-cell table:style-name="ce4" table:formula="of:=&quot;It's just your basic &quot; &amp; LOWER(['b - Armes'.B99])" office:value-type="string" office:string-value="It's just your basic rusty spear" calcext:value-type="string">
            <text:p>It's just your basic rusty spear</text:p>
          </table:table-cell>
          <table:table-cell table:style-name="ce17" table:formula="of:=[.G99] * 10 - RANDBETWEEN(-4;4)" office:value-type="float" office:value="82" calcext:value-type="float">
            <text:p>82</text:p>
          </table:table-cell>
          <table:table-cell table:style-name="ce8" table:formula="of:=ROUND( (['b - Armes'.D99]*1.5) + RANDBETWEEN(0;10) )" office:value-type="float" office:value="133" calcext:value-type="float">
            <text:p>13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Master Mace</text:p>
          </table:table-cell>
          <table:table-cell table:style-name="ce4" table:formula="of:=&quot;It's just your basic &quot; &amp; LOWER(['b - Armes'.B100])" office:value-type="string" office:string-value="It's just your basic master mace" calcext:value-type="string">
            <text:p>It's just your basic master mace</text:p>
          </table:table-cell>
          <table:table-cell table:style-name="ce17" table:formula="of:=[.G100] * 10 - RANDBETWEEN(-4;4)" office:value-type="float" office:value="89" calcext:value-type="float">
            <text:p>89</text:p>
          </table:table-cell>
          <table:table-cell table:style-name="ce8" table:formula="of:=ROUND( (['b - Armes'.D100]*1.5) + RANDBETWEEN(0;10) )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olider Stuff</text:p>
          </table:table-cell>
          <table:table-cell table:style-name="ce4" table:formula="of:=&quot;It's just your basic &quot; &amp; LOWER(['b - Armes'.B101])" office:value-type="string" office:string-value="It's just your basic solider stuff" calcext:value-type="string">
            <text:p>It's just your basic solider stuff</text:p>
          </table:table-cell>
          <table:table-cell table:style-name="ce17" table:formula="of:=[.G101] * 10 - RANDBETWEEN(-4;4)" office:value-type="float" office:value="87" calcext:value-type="float">
            <text:p>87</text:p>
          </table:table-cell>
          <table:table-cell table:style-name="ce8" table:formula="of:=ROUND( (['b - Armes'.D101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mperial Club</text:p>
          </table:table-cell>
          <table:table-cell table:style-name="ce4" table:formula="of:=&quot;It's just your basic &quot; &amp; LOWER(['b - Armes'.B102])" office:value-type="string" office:string-value="It's just your basic imperial club" calcext:value-type="string">
            <text:p>It's just your basic imperial club</text:p>
          </table:table-cell>
          <table:table-cell table:style-name="ce17" table:formula="of:=[.G102] * 10 - RANDBETWEEN(-4;4)" office:value-type="float" office:value="88" calcext:value-type="float">
            <text:p>88</text:p>
          </table:table-cell>
          <table:table-cell table:style-name="ce8" table:formula="of:=ROUND( (['b - Armes'.D102]*1.5) + RANDBETWEEN(0;10) )" office:value-type="float" office:value="133" calcext:value-type="float">
            <text:p>13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olider Lame</text:p>
          </table:table-cell>
          <table:table-cell table:style-name="ce4" table:formula="of:=&quot;It's just your basic &quot; &amp; LOWER(['b - Armes'.B103])" office:value-type="string" office:string-value="It's just your basic solider lame" calcext:value-type="string">
            <text:p>It's just your basic solider lame</text:p>
          </table:table-cell>
          <table:table-cell table:style-name="ce17" table:formula="of:=[.G103] * 10 - RANDBETWEEN(-4;4)" office:value-type="float" office:value="94" calcext:value-type="float">
            <text:p>94</text:p>
          </table:table-cell>
          <table:table-cell table:style-name="ce8" table:formula="of:=ROUND( (['b - Armes'.D103]*1.5) + RANDBETWEEN(0;10) )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Perfect Cutlass</text:p>
          </table:table-cell>
          <table:table-cell table:style-name="ce4" table:formula="of:=&quot;It's just your basic &quot; &amp; LOWER(['b - Armes'.B104])" office:value-type="string" office:string-value="It's just your basic perfect cutlass" calcext:value-type="string">
            <text:p>It's just your basic perfect cutlass</text:p>
          </table:table-cell>
          <table:table-cell table:style-name="ce17" table:formula="of:=[.G104] * 10 - RANDBETWEEN(-4;4)" office:value-type="float" office:value="90" calcext:value-type="float">
            <text:p>90</text:p>
          </table:table-cell>
          <table:table-cell table:style-name="ce8" table:formula="of:=ROUND( (['b - Armes'.D104]*1.5) + RANDBETWEEN(0;10) )" office:value-type="float" office:value="143" calcext:value-type="float">
            <text:p>14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&quot;It's just your basic &quot; &amp; LOWER(['b - Armes'.B105])" office:value-type="string" office:string-value="It's just your basic master sword" calcext:value-type="string">
            <text:p>It's just your basic master sword</text:p>
          </table:table-cell>
          <table:table-cell table:style-name="ce17" table:formula="of:=[.G105] * 10 - RANDBETWEEN(-4;4)" office:value-type="float" office:value="92" calcext:value-type="float">
            <text:p>92</text:p>
          </table:table-cell>
          <table:table-cell table:style-name="ce8" table:formula="of:=ROUND( (['b - Armes'.D105]*1.5) + RANDBETWEEN(0;10) )" office:value-type="float" office:value="148" calcext:value-type="float">
            <text:p>1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Arquebuse de soldat</text:p>
          </table:table-cell>
          <table:table-cell table:style-name="ce36" office:value-type="string" calcext:value-type="string">
            <text:p>Soldier spear</text:p>
          </table:table-cell>
          <table:table-cell table:style-name="ce4" table:formula="of:=&quot;It's just your basic &quot; &amp; LOWER(['b - Armes'.B106])" office:value-type="string" office:string-value="It's just your basic soldier spear" calcext:value-type="string">
            <text:p>It's just your basic soldier spear</text:p>
          </table:table-cell>
          <table:table-cell table:style-name="ce17" table:formula="of:=[.G106] * 10 - RANDBETWEEN(-4;4)" office:value-type="float" office:value="90" calcext:value-type="float">
            <text:p>90</text:p>
          </table:table-cell>
          <table:table-cell table:style-name="ce8" table:formula="of:=ROUND( (['b - Armes'.D106]*1.5) + RANDBETWEEN(0;10) )" office:value-type="float" office:value="135" calcext:value-type="float">
            <text:p>1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marin</text:p>
          </table:table-cell>
          <table:table-cell table:style-name="ce36" office:value-type="string" calcext:value-type="string">
            <text:p>Sailor pistol</text:p>
          </table:table-cell>
          <table:table-cell table:style-name="ce4" table:formula="of:=&quot;It's just your basic &quot; &amp; LOWER(['b - Armes'.B107])" office:value-type="string" office:string-value="It's just your basic sailor pistol" calcext:value-type="string">
            <text:p>It's just your basic sailor pistol</text:p>
          </table:table-cell>
          <table:table-cell table:style-name="ce17" table:formula="of:=[.G107] * 10 - RANDBETWEEN(-4;4)" office:value-type="float" office:value="87" calcext:value-type="float">
            <text:p>87</text:p>
          </table:table-cell>
          <table:table-cell table:style-name="ce8" table:formula="of:=ROUND( (['b - Armes'.D107]*1.5) + RANDBETWEEN(0;10) )" office:value-type="float" office:value="135" calcext:value-type="float">
            <text:p>1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de marin</text:p>
          </table:table-cell>
          <table:table-cell table:style-name="ce36" office:value-type="string" calcext:value-type="string">
            <text:p>Sailor rifle</text:p>
          </table:table-cell>
          <table:table-cell table:style-name="ce4" table:formula="of:=&quot;It's just your basic &quot; &amp; LOWER(['b - Armes'.B108])" office:value-type="string" office:string-value="It's just your basic sailor rifle" calcext:value-type="string">
            <text:p>It's just your basic sailor rifle</text:p>
          </table:table-cell>
          <table:table-cell table:style-name="ce17" table:formula="of:=[.G108] * 10 - RANDBETWEEN(-4;4)" office:value-type="float" office:value="90" calcext:value-type="float">
            <text:p>90</text:p>
          </table:table-cell>
          <table:table-cell table:style-name="ce8" table:formula="of:=ROUND( (['b - Armes'.D108]*1.5) + RANDBETWEEN(0;10) )" office:value-type="float" office:value="135" calcext:value-type="float">
            <text:p>1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 table:formula="of:=&quot;It's just your basic &quot; &amp; LOWER(['b - Armes'.B109])" office:value-type="string" office:string-value="It's just your basic powerfull rifle" calcext:value-type="string">
            <text:p>It's just your basic powerfull rifle</text:p>
          </table:table-cell>
          <table:table-cell table:style-name="ce17" table:formula="of:=[.G109] * 10 - RANDBETWEEN(-4;4)" office:value-type="float" office:value="87" calcext:value-type="float">
            <text:p>87</text:p>
          </table:table-cell>
          <table:table-cell table:style-name="ce8" table:formula="of:=ROUND( (['b - Armes'.D109]*1.5) + RANDBETWEEN(0;10) )" office:value-type="float" office:value="137" calcext:value-type="float">
            <text:p>13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number-columns-repeated="2" table:style-name="ce36" office:value-type="string" calcext:value-type="string">
            <text:p>Couleuvrine de soldat</text:p>
          </table:table-cell>
          <table:table-cell table:style-name="ce4" table:formula="of:=&quot;It's just your basic &quot; &amp; LOWER(['b - Armes'.B110])" office:value-type="string" office:string-value="It's just your basic couleuvrine de soldat" calcext:value-type="string">
            <text:p>It's just your basic couleuvrine de soldat</text:p>
          </table:table-cell>
          <table:table-cell table:style-name="ce17" table:formula="of:=[.G110] * 10 - RANDBETWEEN(-4;4)" office:value-type="float" office:value="90" calcext:value-type="float">
            <text:p>90</text:p>
          </table:table-cell>
          <table:table-cell table:style-name="ce8" table:formula="of:=ROUND( (['b - Armes'.D110]*1.5) + RANDBETWEEN(0;10) )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Arquebuse puissante</text:p>
          </table:table-cell>
          <table:table-cell table:style-name="ce36" office:value-type="string" calcext:value-type="string">
            <text:p>Strong canon</text:p>
          </table:table-cell>
          <table:table-cell table:style-name="ce4" table:formula="of:=&quot;It's just your basic &quot; &amp; LOWER(['b - Armes'.B111])" office:value-type="string" office:string-value="It's just your basic strong canon" calcext:value-type="string">
            <text:p>It's just your basic strong canon</text:p>
          </table:table-cell>
          <table:table-cell table:style-name="ce17" table:formula="of:=[.G111] * 10 - RANDBETWEEN(-4;4)" office:value-type="float" office:value="87" calcext:value-type="float">
            <text:p>87</text:p>
          </table:table-cell>
          <table:table-cell table:style-name="ce8" table:formula="of:=ROUND( (['b - Armes'.D111]*1.5) + RANDBETWEEN(0;10) )" office:value-type="float" office:value="134" calcext:value-type="float">
            <text:p>1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&quot;It's just your basic &quot; &amp; LOWER(['b - Armes'.B112])" office:value-type="string" office:string-value="It's just your basic sword of the pirate king" calcext:value-type="string">
            <text:p>It's just your basic sword of the pirate king</text:p>
          </table:table-cell>
          <table:table-cell table:style-name="ce17" table:formula="of:=[.G112] * 10 - RANDBETWEEN(-4;4)" office:value-type="float" office:value="100" calcext:value-type="float">
            <text:p>100</text:p>
          </table:table-cell>
          <table:table-cell table:style-name="ce8" table:formula="of:=ROUND( (['b - Armes'.D112]*1.5) + RANDBETWEEN(0;10) )" office:value-type="float" office:value="154" calcext:value-type="float">
            <text:p>15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36" office:value-type="string" calcext:value-type="string">
            <text:p>Pistolet du roi pirate</text:p>
          </table:table-cell>
          <table:table-cell table:style-name="ce36" office:value-type="string" calcext:value-type="string">
            <text:p>Rifle of the pirate king</text:p>
          </table:table-cell>
          <table:table-cell table:style-name="ce4" table:formula="of:=&quot;It's just your basic &quot; &amp; LOWER(['b - Armes'.B113])" office:value-type="string" office:string-value="It's just your basic rifle of the pirate king" calcext:value-type="string">
            <text:p>It's just your basic rifle of the pirate king</text:p>
          </table:table-cell>
          <table:table-cell table:style-name="ce17" table:formula="of:=[.G113] * 10 - RANDBETWEEN(-4;4)" office:value-type="float" office:value="99" calcext:value-type="float">
            <text:p>99</text:p>
          </table:table-cell>
          <table:table-cell table:style-name="ce8" table:formula="of:=ROUND( (['b - Armes'.D113]*1.5) + RANDBETWEEN(0;10) )" office:value-type="float" office:value="149" calcext:value-type="float">
            <text:p>1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4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104845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&quot;It's just your basic &quot; &amp; LOWER(['c - Vêtement'.B2])" office:value-type="string" office:string-value="It's just your basic simple docker" calcext:value-type="string">
            <text:p>It's just your basic simple docker</text:p>
          </table:table-cell>
          <table:table-cell table:formula="of:=[.G2] * 10 - RANDBETWEEN(-4;4)" office:value-type="float" office:value="10" calcext:value-type="float">
            <text:p>10</text:p>
          </table:table-cell>
          <table:table-cell table:formula="of:=ROUND( (['c - Vêtement'.D2]*1.5) + RANDBETWEEN(0;10) 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&quot;It's just your basic &quot; &amp; LOWER(['c - Vêtement'.B3])" office:value-type="string" office:string-value="It's just your basic linnen gown" calcext:value-type="string">
            <text:p>It's just your basic linnen gown</text:p>
          </table:table-cell>
          <table:table-cell table:formula="of:=[.G3] * 10 - RANDBETWEEN(-4;4)" office:value-type="float" office:value="10" calcext:value-type="float">
            <text:p>10</text:p>
          </table:table-cell>
          <table:table-cell table:formula="of:=ROUND( (['c - Vêtement'.D3]*1.5) + RANDBETWEEN(0;10) 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&quot;It's just your basic &quot; &amp; LOWER(['c - Vêtement'.B4])" office:value-type="string" office:string-value="It's just your basic farmer clothing" calcext:value-type="string">
            <text:p>It's just your basic farmer clothing</text:p>
          </table:table-cell>
          <table:table-cell table:formula="of:=[.G4] * 10 - RANDBETWEEN(-4;4)" office:value-type="float" office:value="6" calcext:value-type="float">
            <text:p>6</text:p>
          </table:table-cell>
          <table:table-cell table:formula="of:=ROUND( (['c - Vêtement'.D4]*1.5) + RANDBETWEEN(0;10) 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&quot;It's just your basic &quot; &amp; LOWER(['c - Vêtement'.B5])" office:value-type="string" office:string-value="It's just your basic traveller gear" calcext:value-type="string">
            <text:p>It's just your basic traveller gear</text:p>
          </table:table-cell>
          <table:table-cell table:formula="of:=[.G5] * 10 - RANDBETWEEN(-4;4)" office:value-type="float" office:value="11" calcext:value-type="float">
            <text:p>11</text:p>
          </table:table-cell>
          <table:table-cell table:formula="of:=ROUND( (['c - Vêtement'.D5]*1.5) + RANDBETWEEN(0;10) )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&quot;It's just your basic &quot; &amp; LOWER(['c - Vêtement'.B6])" office:value-type="string" office:string-value="It's just your basic fur" calcext:value-type="string">
            <text:p>It's just your basic fur</text:p>
          </table:table-cell>
          <table:table-cell table:formula="of:=[.G6] * 10 - RANDBETWEEN(-4;4)" office:value-type="float" office:value="14" calcext:value-type="float">
            <text:p>14</text:p>
          </table:table-cell>
          <table:table-cell table:formula="of:=ROUND( (['c - Vêtement'.D6]*1.5) + RANDBETWEEN(0;10) 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&quot;It's just your basic &quot; &amp; LOWER(['c - Vêtement'.B7])" office:value-type="string" office:string-value="It's just your basic overall" calcext:value-type="string">
            <text:p>It's just your basic overall</text:p>
          </table:table-cell>
          <table:table-cell table:formula="of:=[.G7] * 10 - RANDBETWEEN(-4;4)" office:value-type="float" office:value="10" calcext:value-type="float">
            <text:p>10</text:p>
          </table:table-cell>
          <table:table-cell table:formula="of:=ROUND( (['c - Vêtement'.D7]*1.5) + RANDBETWEEN(0;10) 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&quot;It's just your basic &quot; &amp; LOWER(['c - Vêtement'.B8])" office:value-type="string" office:string-value="It's just your basic thick shirt" calcext:value-type="string">
            <text:p>It's just your basic thick shirt</text:p>
          </table:table-cell>
          <table:table-cell table:formula="of:=[.G8] * 10 - RANDBETWEEN(-4;4)" office:value-type="float" office:value="19" calcext:value-type="float">
            <text:p>19</text:p>
          </table:table-cell>
          <table:table-cell table:formula="of:=ROUND( (['c - Vêtement'.D8]*1.5) + RANDBETWEEN(0;10) 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9])" office:value-type="string" office:string-value="It's just your basic parade armor" calcext:value-type="string">
            <text:p>It's just your basic parade armor</text:p>
          </table:table-cell>
          <table:table-cell table:formula="of:=[.G9] * 10 - RANDBETWEEN(-4;4)" office:value-type="float" office:value="22" calcext:value-type="float">
            <text:p>22</text:p>
          </table:table-cell>
          <table:table-cell table:formula="of:=ROUND( (['c - Vêtement'.D9]*1.5) + RANDBETWEEN(0;10) 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10])" office:value-type="string" office:string-value="It's just your basic wooden armor" calcext:value-type="string">
            <text:p>It's just your basic wooden armor</text:p>
          </table:table-cell>
          <table:table-cell table:formula="of:=[.G10] * 10 - RANDBETWEEN(-4;4)" office:value-type="float" office:value="21" calcext:value-type="float">
            <text:p>21</text:p>
          </table:table-cell>
          <table:table-cell table:formula="of:=ROUND( (['c - Vêtement'.D10]*1.5) + RANDBETWEEN(0;10) )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11])" office:value-type="string" office:string-value="It's just your basic rusty breastplate" calcext:value-type="string">
            <text:p>It's just your basic rusty breastplate</text:p>
          </table:table-cell>
          <table:table-cell table:formula="of:=[.G11] * 10 - RANDBETWEEN(-4;4)" office:value-type="float" office:value="21" calcext:value-type="float">
            <text:p>21</text:p>
          </table:table-cell>
          <table:table-cell table:formula="of:=ROUND( (['c - Vêtement'.D11]*1.5) + RANDBETWEEN(0;10) 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12])" office:value-type="string" office:string-value="It's just your basic leather harness" calcext:value-type="string">
            <text:p>It's just your basic leather harness</text:p>
          </table:table-cell>
          <table:table-cell table:formula="of:=[.G12] * 10 - RANDBETWEEN(-4;4)" office:value-type="float" office:value="24" calcext:value-type="float">
            <text:p>24</text:p>
          </table:table-cell>
          <table:table-cell table:formula="of:=ROUND( (['c - Vêtement'.D12]*1.5) + RANDBETWEEN(0;10) 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13])" office:value-type="string" office:string-value="It's just your basic reinforced vest" calcext:value-type="string">
            <text:p>It's just your basic reinforced vest</text:p>
          </table:table-cell>
          <table:table-cell table:formula="of:=[.G13] * 10 - RANDBETWEEN(-4;4)" office:value-type="float" office:value="21" calcext:value-type="float">
            <text:p>21</text:p>
          </table:table-cell>
          <table:table-cell table:formula="of:=ROUND( (['c - Vêtement'.D13]*1.5) + RANDBETWEEN(0;10) )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14])" office:value-type="string" office:string-value="It's just your basic leather breastplate" calcext:value-type="string">
            <text:p>It's just your basic leather breastplate</text:p>
          </table:table-cell>
          <table:table-cell table:formula="of:=[.G14] * 10 - RANDBETWEEN(-4;4)" office:value-type="float" office:value="29" calcext:value-type="float">
            <text:p>29</text:p>
          </table:table-cell>
          <table:table-cell table:formula="of:=ROUND( (['c - Vêtement'.D14]*1.5) + RANDBETWEEN(0;10) 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15])" office:value-type="string" office:string-value="It's just your basic officer outfit" calcext:value-type="string">
            <text:p>It's just your basic officer outfit</text:p>
          </table:table-cell>
          <table:table-cell table:formula="of:=[.G15] * 10 - RANDBETWEEN(-4;4)" office:value-type="float" office:value="29" calcext:value-type="float">
            <text:p>29</text:p>
          </table:table-cell>
          <table:table-cell table:formula="of:=ROUND( (['c - Vêtement'.D15]*1.5) + RANDBETWEEN(0;10) 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16])" office:value-type="string" office:string-value="It's just your basic bandit clothes" calcext:value-type="string">
            <text:p>It's just your basic bandit clothes</text:p>
          </table:table-cell>
          <table:table-cell table:formula="of:=[.G16] * 10 - RANDBETWEEN(-4;4)" office:value-type="float" office:value="26" calcext:value-type="float">
            <text:p>26</text:p>
          </table:table-cell>
          <table:table-cell table:formula="of:=ROUND( (['c - Vêtement'.D16]*1.5) + RANDBETWEEN(0;10) )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17])" office:value-type="string" office:string-value="It's just your basic iron breastplate" calcext:value-type="string">
            <text:p>It's just your basic iron breastplate</text:p>
          </table:table-cell>
          <table:table-cell table:formula="of:=[.G17] * 10 - RANDBETWEEN(-4;4)" office:value-type="float" office:value="27" calcext:value-type="float">
            <text:p>27</text:p>
          </table:table-cell>
          <table:table-cell table:formula="of:=ROUND( (['c - Vêtement'.D17]*1.5) + RANDBETWEEN(0;10) )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18])" office:value-type="string" office:string-value="It's just your basic coat of mail" calcext:value-type="string">
            <text:p>It's just your basic coat of mail</text:p>
          </table:table-cell>
          <table:table-cell table:formula="of:=[.G18] * 10 - RANDBETWEEN(-4;4)" office:value-type="float" office:value="29" calcext:value-type="float">
            <text:p>29</text:p>
          </table:table-cell>
          <table:table-cell table:formula="of:=ROUND( (['c - Vêtement'.D18]*1.5) + RANDBETWEEN(0;10) 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19])" office:value-type="string" office:string-value="It's just your basic chain mail" calcext:value-type="string">
            <text:p>It's just your basic chain mail</text:p>
          </table:table-cell>
          <table:table-cell table:formula="of:=[.G19] * 10 - RANDBETWEEN(-4;4)" office:value-type="float" office:value="36" calcext:value-type="float">
            <text:p>36</text:p>
          </table:table-cell>
          <table:table-cell table:formula="of:=ROUND( (['c - Vêtement'.D19]*1.5) + RANDBETWEEN(0;10) )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20])" office:value-type="string" office:string-value="It's just your basic parade armor" calcext:value-type="string">
            <text:p>It's just your basic parade armor</text:p>
          </table:table-cell>
          <table:table-cell table:formula="of:=[.G20] * 10 - RANDBETWEEN(-4;4)" office:value-type="float" office:value="37" calcext:value-type="float">
            <text:p>37</text:p>
          </table:table-cell>
          <table:table-cell table:formula="of:=ROUND( (['c - Vêtement'.D20]*1.5) + RANDBETWEEN(0;10) )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21])" office:value-type="string" office:string-value="It's just your basic wooden armor" calcext:value-type="string">
            <text:p>It's just your basic wooden armor</text:p>
          </table:table-cell>
          <table:table-cell table:formula="of:=[.G21] * 10 - RANDBETWEEN(-4;4)" office:value-type="float" office:value="42" calcext:value-type="float">
            <text:p>42</text:p>
          </table:table-cell>
          <table:table-cell table:formula="of:=ROUND( (['c - Vêtement'.D21]*1.5) + RANDBETWEEN(0;10) )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22])" office:value-type="string" office:string-value="It's just your basic rusty breastplate" calcext:value-type="string">
            <text:p>It's just your basic rusty breastplate</text:p>
          </table:table-cell>
          <table:table-cell table:formula="of:=[.G22] * 10 - RANDBETWEEN(-4;4)" office:value-type="float" office:value="43" calcext:value-type="float">
            <text:p>43</text:p>
          </table:table-cell>
          <table:table-cell table:formula="of:=ROUND( (['c - Vêtement'.D22]*1.5) + RANDBETWEEN(0;10) )"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23])" office:value-type="string" office:string-value="It's just your basic leather harness" calcext:value-type="string">
            <text:p>It's just your basic leather harness</text:p>
          </table:table-cell>
          <table:table-cell table:formula="of:=[.G23] * 10 - RANDBETWEEN(-4;4)" office:value-type="float" office:value="38" calcext:value-type="float">
            <text:p>38</text:p>
          </table:table-cell>
          <table:table-cell table:formula="of:=ROUND( (['c - Vêtement'.D23]*1.5) + RANDBETWEEN(0;10) )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24])" office:value-type="string" office:string-value="It's just your basic reinforced vest" calcext:value-type="string">
            <text:p>It's just your basic reinforced vest</text:p>
          </table:table-cell>
          <table:table-cell table:formula="of:=[.G24] * 10 - RANDBETWEEN(-4;4)" office:value-type="float" office:value="40" calcext:value-type="float">
            <text:p>40</text:p>
          </table:table-cell>
          <table:table-cell table:formula="of:=ROUND( (['c - Vêtement'.D24]*1.5) + RANDBETWEEN(0;10) )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25])" office:value-type="string" office:string-value="It's just your basic leather breastplate" calcext:value-type="string">
            <text:p>It's just your basic leather breastplate</text:p>
          </table:table-cell>
          <table:table-cell table:formula="of:=[.G25] * 10 - RANDBETWEEN(-4;4)" office:value-type="float" office:value="50" calcext:value-type="float">
            <text:p>50</text:p>
          </table:table-cell>
          <table:table-cell table:formula="of:=ROUND( (['c - Vêtement'.D25]*1.5) + RANDBETWEEN(0;10) )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26])" office:value-type="string" office:string-value="It's just your basic officer outfit" calcext:value-type="string">
            <text:p>It's just your basic officer outfit</text:p>
          </table:table-cell>
          <table:table-cell table:formula="of:=[.G26] * 10 - RANDBETWEEN(-4;4)" office:value-type="float" office:value="47" calcext:value-type="float">
            <text:p>47</text:p>
          </table:table-cell>
          <table:table-cell table:formula="of:=ROUND( (['c - Vêtement'.D26]*1.5) + RANDBETWEEN(0;10) )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27])" office:value-type="string" office:string-value="It's just your basic bandit clothes" calcext:value-type="string">
            <text:p>It's just your basic bandit clothes</text:p>
          </table:table-cell>
          <table:table-cell table:formula="of:=[.G27] * 10 - RANDBETWEEN(-4;4)" office:value-type="float" office:value="47" calcext:value-type="float">
            <text:p>47</text:p>
          </table:table-cell>
          <table:table-cell table:formula="of:=ROUND( (['c - Vêtement'.D27]*1.5) + RANDBETWEEN(0;10) )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28])" office:value-type="string" office:string-value="It's just your basic iron breastplate" calcext:value-type="string">
            <text:p>It's just your basic iron breastplate</text:p>
          </table:table-cell>
          <table:table-cell table:formula="of:=[.G28] * 10 - RANDBETWEEN(-4;4)" office:value-type="float" office:value="46" calcext:value-type="float">
            <text:p>46</text:p>
          </table:table-cell>
          <table:table-cell table:formula="of:=ROUND( (['c - Vêtement'.D28]*1.5) + RANDBETWEEN(0;10) )"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29])" office:value-type="string" office:string-value="It's just your basic coat of mail" calcext:value-type="string">
            <text:p>It's just your basic coat of mail</text:p>
          </table:table-cell>
          <table:table-cell table:formula="of:=[.G29] * 10 - RANDBETWEEN(-4;4)" office:value-type="float" office:value="48" calcext:value-type="float">
            <text:p>48</text:p>
          </table:table-cell>
          <table:table-cell table:formula="of:=ROUND( (['c - Vêtement'.D29]*1.5) + RANDBETWEEN(0;10) )"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30])" office:value-type="string" office:string-value="It's just your basic chain mail" calcext:value-type="string">
            <text:p>It's just your basic chain mail</text:p>
          </table:table-cell>
          <table:table-cell table:formula="of:=[.G30] * 10 - RANDBETWEEN(-4;4)" office:value-type="float" office:value="61" calcext:value-type="float">
            <text:p>61</text:p>
          </table:table-cell>
          <table:table-cell table:formula="of:=ROUND( (['c - Vêtement'.D30]*1.5) + RANDBETWEEN(0;10) )"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31])" office:value-type="string" office:string-value="It's just your basic parade armor" calcext:value-type="string">
            <text:p>It's just your basic parade armor</text:p>
          </table:table-cell>
          <table:table-cell table:formula="of:=[.G31] * 10 - RANDBETWEEN(-4;4)" office:value-type="float" office:value="60" calcext:value-type="float">
            <text:p>60</text:p>
          </table:table-cell>
          <table:table-cell table:formula="of:=ROUND( (['c - Vêtement'.D31]*1.5) + RANDBETWEEN(0;10) )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32])" office:value-type="string" office:string-value="It's just your basic wooden armor" calcext:value-type="string">
            <text:p>It's just your basic wooden armor</text:p>
          </table:table-cell>
          <table:table-cell table:formula="of:=[.G32] * 10 - RANDBETWEEN(-4;4)" office:value-type="float" office:value="59" calcext:value-type="float">
            <text:p>59</text:p>
          </table:table-cell>
          <table:table-cell table:formula="of:=ROUND( (['c - Vêtement'.D32]*1.5) + RANDBETWEEN(0;10) )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33])" office:value-type="string" office:string-value="It's just your basic rusty breastplate" calcext:value-type="string">
            <text:p>It's just your basic rusty breastplate</text:p>
          </table:table-cell>
          <table:table-cell table:formula="of:=[.G33] * 10 - RANDBETWEEN(-4;4)" office:value-type="float" office:value="61" calcext:value-type="float">
            <text:p>61</text:p>
          </table:table-cell>
          <table:table-cell table:formula="of:=ROUND( (['c - Vêtement'.D33]*1.5) + RANDBETWEEN(0;10) 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34])" office:value-type="string" office:string-value="It's just your basic leather harness" calcext:value-type="string">
            <text:p>It's just your basic leather harness</text:p>
          </table:table-cell>
          <table:table-cell table:formula="of:=[.G34] * 10 - RANDBETWEEN(-4;4)" office:value-type="float" office:value="61" calcext:value-type="float">
            <text:p>61</text:p>
          </table:table-cell>
          <table:table-cell table:formula="of:=ROUND( (['c - Vêtement'.D34]*1.5) + RANDBETWEEN(0;10) 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35])" office:value-type="string" office:string-value="It's just your basic reinforced vest" calcext:value-type="string">
            <text:p>It's just your basic reinforced vest</text:p>
          </table:table-cell>
          <table:table-cell table:formula="of:=[.G35] * 10 - RANDBETWEEN(-4;4)" office:value-type="float" office:value="63" calcext:value-type="float">
            <text:p>63</text:p>
          </table:table-cell>
          <table:table-cell table:formula="of:=ROUND( (['c - Vêtement'.D35]*1.5) + RANDBETWEEN(0;10) )"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36])" office:value-type="string" office:string-value="It's just your basic leather breastplate" calcext:value-type="string">
            <text:p>It's just your basic leather breastplate</text:p>
          </table:table-cell>
          <table:table-cell table:formula="of:=[.G36] * 10 - RANDBETWEEN(-4;4)" office:value-type="float" office:value="69" calcext:value-type="float">
            <text:p>69</text:p>
          </table:table-cell>
          <table:table-cell table:formula="of:=ROUND( (['c - Vêtement'.D36]*1.5) + RANDBETWEEN(0;10) )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37])" office:value-type="string" office:string-value="It's just your basic officer outfit" calcext:value-type="string">
            <text:p>It's just your basic officer outfit</text:p>
          </table:table-cell>
          <table:table-cell table:formula="of:=[.G37] * 10 - RANDBETWEEN(-4;4)" office:value-type="float" office:value="68" calcext:value-type="float">
            <text:p>68</text:p>
          </table:table-cell>
          <table:table-cell table:formula="of:=ROUND( (['c - Vêtement'.D37]*1.5) + RANDBETWEEN(0;10) )"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38])" office:value-type="string" office:string-value="It's just your basic bandit clothes" calcext:value-type="string">
            <text:p>It's just your basic bandit clothes</text:p>
          </table:table-cell>
          <table:table-cell table:formula="of:=[.G38] * 10 - RANDBETWEEN(-4;4)" office:value-type="float" office:value="68" calcext:value-type="float">
            <text:p>68</text:p>
          </table:table-cell>
          <table:table-cell table:formula="of:=ROUND( (['c - Vêtement'.D38]*1.5) + RANDBETWEEN(0;10) )"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39])" office:value-type="string" office:string-value="It's just your basic iron breastplate" calcext:value-type="string">
            <text:p>It's just your basic iron breastplate</text:p>
          </table:table-cell>
          <table:table-cell table:formula="of:=[.G39] * 10 - RANDBETWEEN(-4;4)" office:value-type="float" office:value="68" calcext:value-type="float">
            <text:p>68</text:p>
          </table:table-cell>
          <table:table-cell table:formula="of:=ROUND( (['c - Vêtement'.D39]*1.5) + RANDBETWEEN(0;10) )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40])" office:value-type="string" office:string-value="It's just your basic coat of mail" calcext:value-type="string">
            <text:p>It's just your basic coat of mail</text:p>
          </table:table-cell>
          <table:table-cell table:formula="of:=[.G40] * 10 - RANDBETWEEN(-4;4)" office:value-type="float" office:value="69" calcext:value-type="float">
            <text:p>69</text:p>
          </table:table-cell>
          <table:table-cell table:formula="of:=ROUND( (['c - Vêtement'.D40]*1.5) + RANDBETWEEN(0;10) )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41])" office:value-type="string" office:string-value="It's just your basic chain mail" calcext:value-type="string">
            <text:p>It's just your basic chain mail</text:p>
          </table:table-cell>
          <table:table-cell table:formula="of:=[.G41] * 10 - RANDBETWEEN(-4;4)" office:value-type="float" office:value="80" calcext:value-type="float">
            <text:p>80</text:p>
          </table:table-cell>
          <table:table-cell table:formula="of:=ROUND( (['c - Vêtement'.D41]*1.5) + RANDBETWEEN(0;10) )" office:value-type="float" office:value="123" calcext:value-type="float">
            <text:p>1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42])" office:value-type="string" office:string-value="It's just your basic parade armor" calcext:value-type="string">
            <text:p>It's just your basic parade armor</text:p>
          </table:table-cell>
          <table:table-cell table:formula="of:=[.G42] * 10 - RANDBETWEEN(-4;4)" office:value-type="float" office:value="84" calcext:value-type="float">
            <text:p>84</text:p>
          </table:table-cell>
          <table:table-cell table:formula="of:=ROUND( (['c - Vêtement'.D42]*1.5) + RANDBETWEEN(0;10) )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43])" office:value-type="string" office:string-value="It's just your basic wooden armor" calcext:value-type="string">
            <text:p>It's just your basic wooden armor</text:p>
          </table:table-cell>
          <table:table-cell table:formula="of:=[.G43] * 10 - RANDBETWEEN(-4;4)" office:value-type="float" office:value="78" calcext:value-type="float">
            <text:p>78</text:p>
          </table:table-cell>
          <table:table-cell table:formula="of:=ROUND( (['c - Vêtement'.D43]*1.5) + RANDBETWEEN(0;10) )"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44])" office:value-type="string" office:string-value="It's just your basic rusty breastplate" calcext:value-type="string">
            <text:p>It's just your basic rusty breastplate</text:p>
          </table:table-cell>
          <table:table-cell table:formula="of:=[.G44] * 10 - RANDBETWEEN(-4;4)" office:value-type="float" office:value="80" calcext:value-type="float">
            <text:p>80</text:p>
          </table:table-cell>
          <table:table-cell table:formula="of:=ROUND( (['c - Vêtement'.D44]*1.5) + RANDBETWEEN(0;10) )" office:value-type="float" office:value="123" calcext:value-type="float">
            <text:p>1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45])" office:value-type="string" office:string-value="It's just your basic leather harness" calcext:value-type="string">
            <text:p>It's just your basic leather harness</text:p>
          </table:table-cell>
          <table:table-cell table:formula="of:=[.G45] * 10 - RANDBETWEEN(-4;4)" office:value-type="float" office:value="79" calcext:value-type="float">
            <text:p>79</text:p>
          </table:table-cell>
          <table:table-cell table:formula="of:=ROUND( (['c - Vêtement'.D45]*1.5) + RANDBETWEEN(0;10) )" office:value-type="float" office:value="124" calcext:value-type="float">
            <text:p>1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46])" office:value-type="string" office:string-value="It's just your basic reinforced vest" calcext:value-type="string">
            <text:p>It's just your basic reinforced vest</text:p>
          </table:table-cell>
          <table:table-cell table:formula="of:=[.G46] * 10 - RANDBETWEEN(-4;4)" office:value-type="float" office:value="83" calcext:value-type="float">
            <text:p>83</text:p>
          </table:table-cell>
          <table:table-cell table:formula="of:=ROUND( (['c - Vêtement'.D46]*1.5) + RANDBETWEEN(0;10) )" office:value-type="float" office:value="129" calcext:value-type="float">
            <text:p>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47])" office:value-type="string" office:string-value="It's just your basic leather breastplate" calcext:value-type="string">
            <text:p>It's just your basic leather breastplate</text:p>
          </table:table-cell>
          <table:table-cell table:formula="of:=[.G47] * 10 - RANDBETWEEN(-4;4)" office:value-type="float" office:value="90" calcext:value-type="float">
            <text:p>90</text:p>
          </table:table-cell>
          <table:table-cell table:formula="of:=ROUND( (['c - Vêtement'.D47]*1.5) + RANDBETWEEN(0;10) )"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48])" office:value-type="string" office:string-value="It's just your basic officer outfit" calcext:value-type="string">
            <text:p>It's just your basic officer outfit</text:p>
          </table:table-cell>
          <table:table-cell table:formula="of:=[.G48] * 10 - RANDBETWEEN(-4;4)" office:value-type="float" office:value="90" calcext:value-type="float">
            <text:p>90</text:p>
          </table:table-cell>
          <table:table-cell table:formula="of:=ROUND( (['c - Vêtement'.D48]*1.5) + RANDBETWEEN(0;10) )"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49])" office:value-type="string" office:string-value="It's just your basic bandit clothes" calcext:value-type="string">
            <text:p>It's just your basic bandit clothes</text:p>
          </table:table-cell>
          <table:table-cell table:formula="of:=[.G49] * 10 - RANDBETWEEN(-4;4)" office:value-type="float" office:value="92" calcext:value-type="float">
            <text:p>92</text:p>
          </table:table-cell>
          <table:table-cell table:formula="of:=ROUND( (['c - Vêtement'.D49]*1.5) + RANDBETWEEN(0;10) )"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50])" office:value-type="string" office:string-value="It's just your basic iron breastplate" calcext:value-type="string">
            <text:p>It's just your basic iron breastplate</text:p>
          </table:table-cell>
          <table:table-cell table:formula="of:=[.G50] * 10 - RANDBETWEEN(-4;4)" office:value-type="float" office:value="88" calcext:value-type="float">
            <text:p>88</text:p>
          </table:table-cell>
          <table:table-cell table:formula="of:=ROUND( (['c - Vêtement'.D50]*1.5) + RANDBETWEEN(0;10) )"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51])" office:value-type="string" office:string-value="It's just your basic coat of mail" calcext:value-type="string">
            <text:p>It's just your basic coat of mail</text:p>
          </table:table-cell>
          <table:table-cell table:formula="of:=[.G51] * 10 - RANDBETWEEN(-4;4)" office:value-type="float" office:value="92" calcext:value-type="float">
            <text:p>92</text:p>
          </table:table-cell>
          <table:table-cell table:formula="of:=ROUND( (['c - Vêtement'.D51]*1.5) + RANDBETWEEN(0;10) )"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&quot;It's just your basic &quot; &amp; LOWER(['c - Vêtement'.B52])" office:value-type="string" office:string-value="It's just your basic the armor of the pirate king" calcext:value-type="string">
            <text:p>It's just your basic the armor of the pirate king</text:p>
          </table:table-cell>
          <table:table-cell table:formula="of:=[.G52] * 10 - RANDBETWEEN(-4;4)" office:value-type="float" office:value="99" calcext:value-type="float">
            <text:p>99</text:p>
          </table:table-cell>
          <table:table-cell table:formula="of:=ROUND( (['c - Vêtement'.D52]*1.5) + RANDBETWEEN(0;10) )"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office:value-type="string" calcext:value-type="string">
            <text:p>Teddy Bear</text:p>
          </table:table-cell>
          <table:table-cell table:formula="of:=&quot;It's just your basic &quot; &amp; LOWER(['d - Divers'.B2])" office:value-type="string" office:string-value="It's just your basic teddy bear" calcext:value-type="string">
            <text:p>It's just your basic teddy bea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2])/3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Accordéon</text:p>
          </table:table-cell>
          <table:table-cell office:value-type="string" calcext:value-type="string">
            <text:p>Accordion</text:p>
          </table:table-cell>
          <table:table-cell table:formula="of:=&quot;It's just your basic &quot; &amp; LOWER(['d - Divers'.B3])" office:value-type="string" office:string-value="It's just your basic accordion" calcext:value-type="string">
            <text:p>It's just your basic accordi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3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Bout de bois</text:p>
          </table:table-cell>
          <table:table-cell office:value-type="string" calcext:value-type="string">
            <text:p>Branch</text:p>
          </table:table-cell>
          <table:table-cell table:formula="of:=&quot;It's just your basic &quot; &amp; LOWER(['d - Divers'.B4])" office:value-type="string" office:string-value="It's just your basic branch" calcext:value-type="string">
            <text:p>It's just your basic branc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UP((['d - Divers'.E4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Bouton de chemise</text:p>
          </table:table-cell>
          <table:table-cell office:value-type="string" calcext:value-type="string">
            <text:p>Shirt button</text:p>
          </table:table-cell>
          <table:table-cell table:formula="of:=&quot;It's just your basic &quot; &amp; LOWER(['d - Divers'.B5])" office:value-type="string" office:string-value="It's just your basic shirt button" calcext:value-type="string">
            <text:p>It's just your basic shirt butto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5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Bougie</text:p>
          </table:table-cell>
          <table:table-cell office:value-type="string" calcext:value-type="string">
            <text:p>Candle</text:p>
          </table:table-cell>
          <table:table-cell table:formula="of:=&quot;It's just your basic &quot; &amp; LOWER(['d - Divers'.B6])" office:value-type="string" office:string-value="It's just your basic candle" calcext:value-type="string">
            <text:p>It's just your basic cand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UP((['d - Divers'.E6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lume</text:p>
          </table:table-cell>
          <table:table-cell office:value-type="string" calcext:value-type="string">
            <text:p>Feather</text:p>
          </table:table-cell>
          <table:table-cell table:formula="of:=&quot;It's just your basic &quot; &amp; LOWER(['d - Divers'.B7])" office:value-type="string" office:string-value="It's just your basic feather" calcext:value-type="string">
            <text:p>It's just your basic feath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7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Poupée vaudou</text:p>
          </table:table-cell>
          <table:table-cell office:value-type="string" calcext:value-type="string">
            <text:p>Voodoo Doll</text:p>
          </table:table-cell>
          <table:table-cell table:formula="of:=&quot;It's just your basic &quot; &amp; LOWER(['d - Divers'.B8])" office:value-type="string" office:string-value="It's just your basic voodoo doll" calcext:value-type="string">
            <text:p>It's just your basic voodoo dol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8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Flûte</text:p>
          </table:table-cell>
          <table:table-cell office:value-type="string" calcext:value-type="string">
            <text:p>Flute</text:p>
          </table:table-cell>
          <table:table-cell table:formula="of:=&quot;It's just your basic &quot; &amp; LOWER(['d - Divers'.B9])" office:value-type="string" office:string-value="It's just your basic flute" calcext:value-type="string">
            <text:p>It's just your basic flu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9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table:formula="of:=&quot;It's just your basic &quot; &amp; LOWER(['d - Divers'.B10])" office:value-type="string" office:string-value="It's just your basic fork" calcext:value-type="string">
            <text:p>It's just your basic fork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UP((['d - Divers'.E10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Guitare</text:p>
          </table:table-cell>
          <table:table-cell office:value-type="string" calcext:value-type="string">
            <text:p>Guitar</text:p>
          </table:table-cell>
          <table:table-cell table:formula="of:=&quot;It's just your basic &quot; &amp; LOWER(['d - Divers'.B11])" office:value-type="string" office:string-value="It's just your basic guitar" calcext:value-type="string">
            <text:p>It's just your basic guita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UP((['d - Divers'.E11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Encrier</text:p>
          </table:table-cell>
          <table:table-cell office:value-type="string" calcext:value-type="string">
            <text:p>Ink Pot</text:p>
          </table:table-cell>
          <table:table-cell table:formula="of:=&quot;It's just your basic &quot; &amp; LOWER(['d - Divers'.B12])" office:value-type="string" office:string-value="It's just your basic ink pot" calcext:value-type="string">
            <text:p>It's just your basic ink pot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UP((['d - Divers'.E12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Carafe</text:p>
          </table:table-cell>
          <table:table-cell office:value-type="string" calcext:value-type="string">
            <text:p>Water Pitcher</text:p>
          </table:table-cell>
          <table:table-cell table:formula="of:=&quot;It's just your basic &quot; &amp; LOWER(['d - Divers'.B13])" office:value-type="string" office:string-value="It's just your basic water pitcher" calcext:value-type="string">
            <text:p>It's just your basic water pitc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UP((['d - Divers'.E13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table:formula="of:=&quot;It's just your basic &quot; &amp; LOWER(['d - Divers'.B14])" office:value-type="string" office:string-value="It's just your basic key" calcext:value-type="string">
            <text:p>It's just your basic k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UP((['d - Divers'.E14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Louche</text:p>
          </table:table-cell>
          <table:table-cell office:value-type="string" calcext:value-type="string">
            <text:p>Ladle</text:p>
          </table:table-cell>
          <table:table-cell table:formula="of:=&quot;It's just your basic &quot; &amp; LOWER(['d - Divers'.B15])" office:value-type="string" office:string-value="It's just your basic ladle" calcext:value-type="string">
            <text:p>It's just your basic lad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UP((['d - Divers'.E15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Lanterne</text:p>
          </table:table-cell>
          <table:table-cell office:value-type="string" calcext:value-type="string">
            <text:p>Lantern</text:p>
          </table:table-cell>
          <table:table-cell table:formula="of:=&quot;It's just your basic &quot; &amp; LOWER(['d - Divers'.B16])" office:value-type="string" office:string-value="It's just your basic lantern" calcext:value-type="string">
            <text:p>It's just your basic lanter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UP((['d - Divers'.E16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Luth</text:p>
          </table:table-cell>
          <table:table-cell office:value-type="string" calcext:value-type="string">
            <text:p>Lute</text:p>
          </table:table-cell>
          <table:table-cell table:formula="of:=&quot;It's just your basic &quot; &amp; LOWER(['d - Divers'.B17])" office:value-type="string" office:string-value="It's just your basic lute" calcext:value-type="string">
            <text:p>It's just your basic lu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17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office:value-type="string" calcext:value-type="string">
            <text:p>Livre de recettes</text:p>
          </table:table-cell>
          <table:table-cell office:value-type="string" calcext:value-type="string">
            <text:p>Recipe book</text:p>
          </table:table-cell>
          <table:table-cell table:formula="of:=&quot;It's just your basic &quot; &amp; LOWER(['d - Divers'.B18])" office:value-type="string" office:string-value="It's just your basic recipe book" calcext:value-type="string">
            <text:p>It's just your basic recipe book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UP((['d - Divers'.E18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Bout de papier</text:p>
          </table:table-cell>
          <table:table-cell office:value-type="string" calcext:value-type="string">
            <text:p>Piece of paper</text:p>
          </table:table-cell>
          <table:table-cell table:formula="of:=&quot;It's just your basic &quot; &amp; LOWER(['d - Divers'.B19])" office:value-type="string" office:string-value="It's just your basic piece of paper" calcext:value-type="string">
            <text:p>It's just your basic piece of pap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UP((['d - Divers'.E19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table:formula="of:=&quot;It's just your basic &quot; &amp; LOWER(['d - Divers'.B20])" office:value-type="string" office:string-value="It's just your basic novel" calcext:value-type="string">
            <text:p>It's just your basic nove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20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Livre pour enfant</text:p>
          </table:table-cell>
          <table:table-cell office:value-type="string" calcext:value-type="string">
            <text:p>Children’s Book</text:p>
          </table:table-cell>
          <table:table-cell table:formula="of:=&quot;It's just your basic &quot; &amp; LOWER(['d - Divers'.B21])" office:value-type="string" office:string-value="It's just your basic children’s book" calcext:value-type="string">
            <text:p>It's just your basic children’s boo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21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Canne à pêche</text:p>
          </table:table-cell>
          <table:table-cell office:value-type="string" calcext:value-type="string">
            <text:p>Fishing Rod</text:p>
          </table:table-cell>
          <table:table-cell table:formula="of:=&quot;It's just your basic &quot; &amp; LOWER(['d - Divers'.B22])" office:value-type="string" office:string-value="It's just your basic fishing rod" calcext:value-type="string">
            <text:p>It's just your basic fishing ro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2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8">
          <table:table-cell office:value-type="string" calcext:value-type="string">
            <text:p>Longue vue</text:p>
          </table:table-cell>
          <table:table-cell office:value-type="string" calcext:value-type="string">
            <text:p>Spyglass</text:p>
          </table:table-cell>
          <table:table-cell table:formula="of:=&quot;It's just your basic &quot; &amp; LOWER(['d - Divers'.B23])" office:value-type="string" office:string-value="It's just your basic spyglass" calcext:value-type="string">
            <text:p>It's just your basic spygla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UP((['d - Divers'.E23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8">
          <table:table-cell office:value-type="string" calcext:value-type="string">
            <text:p>Perle</text:p>
          </table:table-cell>
          <table:table-cell office:value-type="string" calcext:value-type="string">
            <text:p>Pearl</text:p>
          </table:table-cell>
          <table:table-cell table:formula="of:=&quot;It's just your basic &quot; &amp; LOWER(['d - Divers'.B24])" office:value-type="string" office:string-value="It's just your basic pearl" calcext:value-type="string">
            <text:p>It's just your basic pear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24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office:value-type="string" calcext:value-type="string">
            <text:p>Boucles d'oreille</text:p>
          </table:table-cell>
          <table:table-cell office:value-type="string" calcext:value-type="string">
            <text:p>Earings</text:p>
          </table:table-cell>
          <table:table-cell table:formula="of:=&quot;It's just your basic &quot; &amp; LOWER(['d - Divers'.B25])" office:value-type="string" office:string-value="It's just your basic earings" calcext:value-type="string">
            <text:p>It's just your basic earing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5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string" calcext:value-type="string">
            <text:p>Pendentif</text:p>
          </table:table-cell>
          <table:table-cell office:value-type="string" calcext:value-type="string">
            <text:p>Pend</text:p>
          </table:table-cell>
          <table:table-cell table:formula="of:=&quot;It's just your basic &quot; &amp; LOWER(['d - Divers'.B26])" office:value-type="string" office:string-value="It's just your basic pend" calcext:value-type="string">
            <text:p>It's just your basic pe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6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string" calcext:value-type="string">
            <text:p>Corde</text:p>
          </table:table-cell>
          <table:table-cell office:value-type="string" calcext:value-type="string">
            <text:p>Rope</text:p>
          </table:table-cell>
          <table:table-cell table:formula="of:=&quot;It's just your basic &quot; &amp; LOWER(['d - Divers'.B27])" office:value-type="string" office:string-value="It's just your basic rope" calcext:value-type="string">
            <text:p>It's just your basic rop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UP((['d - Divers'.E27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8">
          <table:table-cell office:value-type="string" calcext:value-type="string">
            <text:p>Coquillage</text:p>
          </table:table-cell>
          <table:table-cell office:value-type="string" calcext:value-type="string">
            <text:p>Shell</text:p>
          </table:table-cell>
          <table:table-cell table:formula="of:=&quot;It's just your basic &quot; &amp; LOWER(['d - Divers'.B28])" office:value-type="string" office:string-value="It's just your basic shell" calcext:value-type="string">
            <text:p>It's just your basic shel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UP((['d - Divers'.E28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8">
          <table:table-cell office:value-type="string" calcext:value-type="string">
            <text:p>Verre en argent</text:p>
          </table:table-cell>
          <table:table-cell office:value-type="string" calcext:value-type="string">
            <text:p>Silver Glass</text:p>
          </table:table-cell>
          <table:table-cell table:formula="of:=&quot;It's just your basic &quot; &amp; LOWER(['d - Divers'.B29])" office:value-type="string" office:string-value="It's just your basic silver glass" calcext:value-type="string">
            <text:p>It's just your basic silver glas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UP((['d - Divers'.E29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8">
          <table:table-cell office:value-type="string" calcext:value-type="string">
            <text:p>Fil</text:p>
          </table:table-cell>
          <table:table-cell office:value-type="string" calcext:value-type="string">
            <text:p>Spool</text:p>
          </table:table-cell>
          <table:table-cell table:formula="of:=&quot;It's just your basic &quot; &amp; LOWER(['d - Divers'.B30])" office:value-type="string" office:string-value="It's just your basic spool" calcext:value-type="string">
            <text:p>It's just your basic spoo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30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8"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 table:formula="of:=&quot;It's just your basic &quot; &amp; LOWER(['d - Divers'.B31])" office:value-type="string" office:string-value="It's just your basic spoon" calcext:value-type="string">
            <text:p>It's just your basic spoo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31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  <table:database-range table:name="__Anonymous_Sheet_DB__3" table:target-range-address="'d - Divers'.A1:'d - Divers'.H3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9:05:46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DT3H30M57S</meta:editing-duration>
    <meta:editing-cycles>116</meta:editing-cycles>
    <meta:generator>LibreOffice/6.1.2.1$Windows_X86_64 LibreOffice_project/65905a128db06ba48db947242809d14d3f9a93fe</meta:generator>
    <meta:creation-date>2016-11-30T17:08:03.721000000</meta:creation-date>
    <dc:date>2021-01-13T18:26:10.644000000</dc:date>
    <meta:document-statistic meta:table-count="4" meta:cell-count="2001" meta:object-count="0"/>
  </office:meta>
</office:document-meta>
</file>